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23.6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5.65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21.61mm"/>
    </style:style>
    <style:style style:name="co8" style:family="table-column">
      <style:table-column-properties fo:break-before="auto" style:column-width="23.92mm"/>
    </style:style>
    <style:style style:name="co9" style:family="table-column">
      <style:table-column-properties fo:break-before="auto" style:column-width="18.73mm"/>
    </style:style>
    <style:style style:name="co10" style:family="table-column">
      <style:table-column-properties fo:break-before="auto" style:column-width="12.96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61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weight="bold"/>
    </style:style>
    <style:style style:name="ce62" style:family="table-cell" style:parent-style-name="Default">
      <style:table-cell-properties fo:background-color="#adc5e7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vertical-align="middle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67" style:family="table-cell" style:parent-style-name="Default">
      <style:text-properties fo:color="#40792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  <style:map style:condition="cell-content()&lt;0.5" style:apply-style-name="blue_5f_dark_5f_background" style:base-cell-address="Verteilung.X18"/>
      <style:map style:condition="cell-content()&gt;=0.5" style:apply-style-name="grey_5f_background" style:base-cell-address="Verteilung.X18"/>
    </style:style>
    <style:style style:name="ce7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024" table:default-cell-style-name="ce2"/>
        <table:table-row table:style-name="ro1">
          <table:table-cell table:number-columns-repeated="2"/>
          <table:table-cell table:style-name="Default"/>
          <table:table-cell table:style-name="ce8" office:value-type="string" calcext:value-type="string">
            <text:p>EDITIERBARE STARTVERTEILUNG</text:p>
          </table:table-cell>
          <table:table-cell table:number-columns-repeated="5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14"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B2:Zeit0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1" table:number-columns-repeated="1009" table:default-cell-style-name="ce2"/>
        <table:table-row table:style-name="ro1">
          <table:table-cell table:style-name="ce17" table:formula="of:==SUMPRODUCT([Zeit0.A1:.B2];[$Verteilung.B19:$Verteilung.C20])" office:value-type="float" office:value="0" calcext:value-type="float">
            <text:p>0</text:p>
          </table:table-cell>
          <table:table-cell table:style-name="ce17" table:formula="of:=SUMPRODUCT([Zeit0.A1:.C2];[$Verteilung.F19:$Verteilung.H20])" office:value-type="float" office:value="0" calcext:value-type="float">
            <text:p>0</text:p>
          </table:table-cell>
          <table:table-cell table:style-name="ce17" table:formula="of:=SUMPRODUCT([Zeit0.B1:.D2];[$Verteilung.$J$19:$Verteilung.$L$20])" office:value-type="float" office:value="0" calcext:value-type="float">
            <text:p>0</text:p>
          </table:table-cell>
          <table:table-cell table:style-name="ce17" table:formula="of:=SUMPRODUCT([Zeit0.C1:.E2];[$Verteilung.$J$19:$Verteilung.$L$20])" office:value-type="float" office:value="0" calcext:value-type="float">
            <text:p>0</text:p>
          </table:table-cell>
          <table:table-cell table:style-name="ce17" table:formula="of:=SUMPRODUCT([Zeit0.D1:.F2];[$Verteilung.N19:$Verteilung.P20])" office:value-type="float" office:value="0" calcext:value-type="float">
            <text:p>0</text:p>
          </table:table-cell>
          <table:table-cell table:style-name="ce17" table:formula="of:=SUMPRODUCT([Zeit0.E1:.F2];[$Verteilung.S19:$Verteilung.T20])" office:value-type="float" office:value="0" calcext:value-type="float">
            <text:p>0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17" table:formula="of:=SUMPRODUCT([Zeit0.A1:.B3];[$Verteilung.B23:$Verteilung.C25])" office:value-type="float" office:value="0" calcext:value-type="float">
            <text:p>0</text:p>
          </table:table-cell>
          <table:table-cell table:style-name="ce17" table:formula="of:=SUMPRODUCT([Zeit0.A1:.C3];[$Verteilung.F23:$Verteilung.H25])" office:value-type="float" office:value="0" calcext:value-type="float">
            <text:p>0</text:p>
          </table:table-cell>
          <table:table-cell table:style-name="ce4" table:formula="of:=SUMPRODUCT([Zeit0.B1:.D3];[$Verteilung.$J$23:$Verteilung.$L$25])" office:value-type="float" office:value="0" calcext:value-type="float">
            <text:p>0</text:p>
          </table:table-cell>
          <table:table-cell table:style-name="ce19" table:formula="of:=SUMPRODUCT([Zeit0.C1:.E3];[$Verteilung.$J$23:$Verteilung.$L$25])" office:value-type="float" office:value="3.53553390593274" calcext:value-type="float">
            <text:p>3,53553390593274</text:p>
          </table:table-cell>
          <table:table-cell table:style-name="ce17" table:formula="of:=SUMPRODUCT([Zeit0.D1:.F3];[$Verteilung.N23:$Verteilung.P25])" office:value-type="float" office:value="5" calcext:value-type="float">
            <text:p>5</text:p>
          </table:table-cell>
          <table:table-cell table:style-name="ce17" table:formula="of:=SUMPRODUCT([Zeit0.E1:.F3];[$Verteilung.S23:$Verteilung.T25])" office:value-type="float" office:value="3.53553390593274" calcext:value-type="float">
            <text:p>3,53553390593274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17" table:formula="of:=SUMPRODUCT([Zeit0.A2:.B4];[$Verteilung.B27:$Verteilung.C29])" office:value-type="float" office:value="0" calcext:value-type="float">
            <text:p>0</text:p>
          </table:table-cell>
          <table:table-cell table:style-name="ce17" table:formula="of:=SUMPRODUCT([Zeit0.A2:.C4];[$Verteilung.F27:$Verteilung.H29])" office:value-type="float" office:value="0" calcext:value-type="float">
            <text:p>0</text:p>
          </table:table-cell>
          <table:table-cell table:style-name="ce4" table:formula="of:=SUMPRODUCT([Zeit0.B2:.D4];[$Verteilung.$J$27:$Verteilung.$L$29])" office:value-type="float" office:value="0" calcext:value-type="float">
            <text:p>0</text:p>
          </table:table-cell>
          <table:table-cell table:style-name="ce17" table:formula="of:=SUMPRODUCT([Zeit0.C2:.E4];[$Verteilung.$J$27:$Verteilung.$L$29])" office:value-type="float" office:value="5" calcext:value-type="float">
            <text:p>5</text:p>
          </table:table-cell>
          <table:table-cell table:style-name="ce17" table:formula="of:=SUMPRODUCT([Zeit0.D2:.F4];[$Verteilung.N27:$Verteilung.P29])" office:value-type="float" office:value="65.8578643762691" calcext:value-type="float">
            <text:p>65,8578643762691</text:p>
          </table:table-cell>
          <table:table-cell table:style-name="ce17" table:formula="of:=SUMPRODUCT([Zeit0.E2:.F4];[$Verteilung.S27:$Verteilung.T29])" office:value-type="float" office:value="5" calcext:value-type="float">
            <text:p>5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17" table:formula="of:=SUMPRODUCT([Zeit0.A3:.B5];[$Verteilung.B31:$Verteilung.C33])" office:value-type="float" office:value="40.2089939903744" calcext:value-type="float">
            <text:p>40,2089939903744</text:p>
          </table:table-cell>
          <table:table-cell table:style-name="ce17" table:formula="of:=SUMPRODUCT([Zeit0.A3:.C5];[$Verteilung.F31:$Verteilung.H33])" office:value-type="float" office:value="56.8641046305657" calcext:value-type="float">
            <text:p>56,8641046305657</text:p>
          </table:table-cell>
          <table:table-cell table:style-name="ce17" table:formula="of:=SUMPRODUCT([Zeit0.B3:.D5];[$Verteilung.$J$31:$Verteilung.$L$33])" office:value-type="float" office:value="40.2089939903744" calcext:value-type="float">
            <text:p>40,2089939903744</text:p>
          </table:table-cell>
          <table:table-cell table:style-name="ce17" table:formula="of:=SUMPRODUCT([Zeit0.C3:.E5];[$Verteilung.$J$31:$Verteilung.$L$33])" office:value-type="float" office:value="3.53553390593274" calcext:value-type="float">
            <text:p>3,53553390593274</text:p>
          </table:table-cell>
          <table:table-cell table:style-name="ce17" table:formula="of:=SUMPRODUCT([Zeit0.D3:.F5];[$Verteilung.N31:$Verteilung.P33])" office:value-type="float" office:value="5" calcext:value-type="float">
            <text:p>5</text:p>
          </table:table-cell>
          <table:table-cell table:style-name="ce17" table:formula="of:=SUMPRODUCT([Zeit0.E3:.F5];[$Verteilung.S31:$Verteilung.T33])" office:value-type="float" office:value="3.53553390593274" calcext:value-type="float">
            <text:p>3,53553390593274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17" table:formula="of:=SUMPRODUCT([Zeit0.A4:.B5];[$Verteilung.B36:$Verteilung.C37])" office:value-type="float" office:value="56.8641046305657" calcext:value-type="float">
            <text:p>56,8641046305657</text:p>
          </table:table-cell>
          <table:table-cell table:style-name="ce17" table:formula="of:=SUMPRODUCT([Zeit0.A4:.C5];[$Verteilung.F36:$Verteilung.H37])" office:value-type="float" office:value="748.989698127554" calcext:value-type="float">
            <text:p>748,989698127554</text:p>
          </table:table-cell>
          <table:table-cell table:style-name="ce17" table:formula="of:=SUMPRODUCT([Zeit0.B4:.D5];[$Verteilung.$J$36:$Verteilung.$L$37])" office:value-type="float" office:value="56.8641046305657" calcext:value-type="float">
            <text:p>56,8641046305657</text:p>
          </table:table-cell>
          <table:table-cell table:style-name="ce17" table:formula="of:=SUMPRODUCT([Zeit0.C4:.E5];[$Verteilung.$J$36:$Verteilung.$L$37])" office:value-type="float" office:value="0" calcext:value-type="float">
            <text:p>0</text:p>
          </table:table-cell>
          <table:table-cell table:style-name="ce17" table:formula="of:=SUMPRODUCT([Zeit0.D4:.F5];[$Verteilung.N36:$Verteilung.P37])" office:value-type="float" office:value="0" calcext:value-type="float">
            <text:p>0</text:p>
          </table:table-cell>
          <table:table-cell table:style-name="ce17" table:formula="of:=SUMPRODUCT([Zeit0.E4:.F5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9"/>
        </table:table-row>
        <table:table-row table:style-name="ro1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/>
          <table:table-cell table:style-name="Default" table:number-columns-repeated="9"/>
          <table:table-cell table:number-columns-repeated="999"/>
        </table:table-row>
        <table:table-row table:style-name="ro1" table:number-rows-repeated="3">
          <table:table-cell table:number-columns-repeated="16"/>
          <table:table-cell table:style-name="Default" table:number-columns-repeated="9"/>
          <table:table-cell table:number-columns-repeated="99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A1:Zeit1.F1 Zeit1.A4:Zeit1.F5 Zeit1.A2:Zeit1.B3 Zeit1.D2:Zeit1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C2:Zeit1.C3 Zeit1.D2:Zeit1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2"/>
        <table:table-column table:style-name="co3" table:default-cell-style-name="ce2"/>
        <table:table-column table:style-name="co1" table:number-columns-repeated="1009" table:default-cell-style-name="ce2"/>
        <table:table-row table:style-name="ro1">
          <table:table-cell table:style-name="ce22" table:formula="of:==SUMPRODUCT([Zeit1.A1:.B2];[$Verteilung.B19:$Verteilung.C20])" office:value-type="float" office:value="0" calcext:value-type="float">
            <text:p>0</text:p>
          </table:table-cell>
          <table:table-cell table:style-name="ce22" table:formula="of:=SUMPRODUCT([Zeit1.A1:.C2];[$Verteilung.F19:$Verteilung.H20])" office:value-type="float" office:value="0" calcext:value-type="float">
            <text:p>0</text:p>
          </table:table-cell>
          <table:table-cell table:style-name="ce22" table:formula="of:=SUMPRODUCT([Zeit1.B1:.D2];[$Verteilung.$J$19:$Verteilung.$L$20])" office:value-type="float" office:value="0.125" calcext:value-type="float">
            <text:p>0,125</text:p>
          </table:table-cell>
          <table:table-cell table:style-name="ce22" table:formula="of:=SUMPRODUCT([Zeit1.C1:.E2];[$Verteilung.$J$19:$Verteilung.$L$20])" office:value-type="float" office:value="0.353553390593274" calcext:value-type="float">
            <text:p>0,353553390593274</text:p>
          </table:table-cell>
          <table:table-cell table:style-name="ce22" table:formula="of:=SUMPRODUCT([Zeit1.D1:.F2];[$Verteilung.N19:$Verteilung.P20])" office:value-type="float" office:value="0.517160261576414" calcext:value-type="float">
            <text:p>0,517160261576414</text:p>
          </table:table-cell>
          <table:table-cell table:style-name="ce22" table:formula="of:=SUMPRODUCT([Zeit1.E1:.F2];[$Verteilung.S19:$Verteilung.T20])" office:value-type="float" office:value="0.377821665248509" calcext:value-type="float">
            <text:p>0,377821665248509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22" table:formula="of:=SUMPRODUCT([Zeit1.A1:.B3];[$Verteilung.B23:$Verteilung.C25])" office:value-type="float" office:value="0" calcext:value-type="float">
            <text:p>0</text:p>
          </table:table-cell>
          <table:table-cell table:style-name="ce22" table:formula="of:=SUMPRODUCT([Zeit1.A1:.C3];[$Verteilung.F23:$Verteilung.H25])" office:value-type="float" office:value="0" calcext:value-type="float">
            <text:p>0</text:p>
          </table:table-cell>
          <table:table-cell table:style-name="ce23" table:formula="of:=SUMPRODUCT([Zeit1.B1:.D3];[$Verteilung.$J$23:$Verteilung.$L$25])" office:value-type="float" office:value="0.353553390593274" calcext:value-type="float">
            <text:p>0,353553390593274</text:p>
          </table:table-cell>
          <table:table-cell table:style-name="ce24" table:formula="of:=SUMPRODUCT([Zeit1.C1:.E3];[$Verteilung.$J$23:$Verteilung.$L$25])" office:value-type="float" office:value="5.15685424949238" calcext:value-type="float">
            <text:p>5,15685424949238</text:p>
          </table:table-cell>
          <table:table-cell table:style-name="ce22" table:formula="of:=SUMPRODUCT([Zeit1.D1:.F3];[$Verteilung.N23:$Verteilung.P25])" office:value-type="float" office:value="7.34142976812392" calcext:value-type="float">
            <text:p>7,34142976812392</text:p>
          </table:table-cell>
          <table:table-cell table:style-name="ce22" table:formula="of:=SUMPRODUCT([Zeit1.E1:.F3];[$Verteilung.S23:$Verteilung.T25])" office:value-type="float" office:value="5.51082612082331" calcext:value-type="float">
            <text:p>5,51082612082331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22" table:formula="of:=SUMPRODUCT([Zeit1.A2:.B4];[$Verteilung.B27:$Verteilung.C29])" office:value-type="float" office:value="4.29689814087716" calcext:value-type="float">
            <text:p>4,29689814087716</text:p>
          </table:table-cell>
          <table:table-cell table:style-name="ce22" table:formula="of:=SUMPRODUCT([Zeit1.A2:.C4];[$Verteilung.F27:$Verteilung.H29])" office:value-type="float" office:value="5.88157104501039" calcext:value-type="float">
            <text:p>5,88157104501039</text:p>
          </table:table-cell>
          <table:table-cell table:style-name="ce23" table:formula="of:=SUMPRODUCT([Zeit1.B2:.D4];[$Verteilung.$J$27:$Verteilung.$L$29])" office:value-type="float" office:value="4.52089939903744" calcext:value-type="float">
            <text:p>4,52089939903744</text:p>
          </table:table-cell>
          <table:table-cell table:style-name="ce22" table:formula="of:=SUMPRODUCT([Zeit1.C2:.E4];[$Verteilung.$J$27:$Verteilung.$L$29])" office:value-type="float" office:value="8.71449583457759" calcext:value-type="float">
            <text:p>8,71449583457759</text:p>
          </table:table-cell>
          <table:table-cell table:style-name="ce22" table:formula="of:=SUMPRODUCT([Zeit1.D2:.F4];[$Verteilung.N27:$Verteilung.P29])" office:value-type="float" office:value="44.9412240483361" calcext:value-type="float">
            <text:p>44,9412240483361</text:p>
          </table:table-cell>
          <table:table-cell table:style-name="ce22" table:formula="of:=SUMPRODUCT([Zeit1.E2:.F4];[$Verteilung.S27:$Verteilung.T29])" office:value-type="float" office:value="7.79348503994824" calcext:value-type="float">
            <text:p>7,79348503994824</text:p>
          </table:table-cell>
          <table:table-cell table:number-columns-repeated="1018"/>
        </table:table-row>
        <table:table-row table:style-name="ro1">
          <table:table-cell table:style-name="ce22" table:formula="of:=SUMPRODUCT([Zeit1.A3:.B5];[$Verteilung.B31:$Verteilung.C33])" office:value-type="float" office:value="66.6566105410834" calcext:value-type="float">
            <text:p>66,6566105410834</text:p>
          </table:table-cell>
          <table:table-cell table:style-name="ce22" table:formula="of:=SUMPRODUCT([Zeit1.A3:.C5];[$Verteilung.F31:$Verteilung.H33])" office:value-type="float" office:value="89.1557231136053" calcext:value-type="float">
            <text:p>89,1557231136053</text:p>
          </table:table-cell>
          <table:table-cell table:style-name="ce22" table:formula="of:=SUMPRODUCT([Zeit1.B3:.D5];[$Verteilung.$J$31:$Verteilung.$L$33])" office:value-type="float" office:value="63.0271920176636" calcext:value-type="float">
            <text:p>63,0271920176636</text:p>
          </table:table-cell>
          <table:table-cell table:style-name="ce22" table:formula="of:=SUMPRODUCT([Zeit1.C3:.E5];[$Verteilung.$J$31:$Verteilung.$L$33])" office:value-type="float" office:value="9.45375239036954" calcext:value-type="float">
            <text:p>9,45375239036954</text:p>
          </table:table-cell>
          <table:table-cell table:style-name="ce22" table:formula="of:=SUMPRODUCT([Zeit1.D3:.F5];[$Verteilung.N31:$Verteilung.P33])" office:value-type="float" office:value="7.34142976812392" calcext:value-type="float">
            <text:p>7,34142976812392</text:p>
          </table:table-cell>
          <table:table-cell table:style-name="ce22" table:formula="of:=SUMPRODUCT([Zeit1.E3:.F5];[$Verteilung.S31:$Verteilung.T33])" office:value-type="float" office:value="5.51082612082331" calcext:value-type="float">
            <text:p>5,51082612082331</text:p>
          </table:table-cell>
          <table:table-cell table:number-columns-repeated="1018"/>
        </table:table-row>
        <table:table-row table:style-name="ro1">
          <table:table-cell table:style-name="ce22" table:formula="of:=SUMPRODUCT([Zeit1.A4:.B5];[$Verteilung.B36:$Verteilung.C37])" office:value-type="float" office:value="94.0570467338753" calcext:value-type="float">
            <text:p>94,0570467338753</text:p>
          </table:table-cell>
          <table:table-cell table:style-name="ce22" table:formula="of:=SUMPRODUCT([Zeit1.A4:.C5];[$Verteilung.F36:$Verteilung.H37])" office:value-type="float" office:value="573.68182610948" calcext:value-type="float">
            <text:p>573,68182610948</text:p>
          </table:table-cell>
          <table:table-cell table:style-name="ce22" table:formula="of:=SUMPRODUCT([Zeit1.B4:.D5];[$Verteilung.$J$36:$Verteilung.$L$37])" office:value-type="float" office:value="89.3271565221196" calcext:value-type="float">
            <text:p>89,3271565221196</text:p>
          </table:table-cell>
          <table:table-cell table:style-name="ce22" table:formula="of:=SUMPRODUCT([Zeit1.C4:.E5];[$Verteilung.$J$36:$Verteilung.$L$37])" office:value-type="float" office:value="5.00868240179334" calcext:value-type="float">
            <text:p>5,00868240179334</text:p>
          </table:table-cell>
          <table:table-cell table:style-name="ce22" table:formula="of:=SUMPRODUCT([Zeit1.D4:.F5];[$Verteilung.N36:$Verteilung.P37])" office:value-type="float" office:value="0.517160261576414" calcext:value-type="float">
            <text:p>0,517160261576414</text:p>
          </table:table-cell>
          <table:table-cell table:style-name="ce22" table:formula="of:=SUMPRODUCT([Zeit1.E4:.F5];[$Verteilung.S36:$Verteilung.T37])" office:value-type="float" office:value="0.377821665248509" calcext:value-type="float">
            <text:p>0,377821665248509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1:Zeit2.F1 Zeit2.A4:Zeit2.F5 Zeit2.A2:Zeit2.B3 Zeit2.D2:Zeit2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C2:Zeit2.C3 Zeit2.D2:Zeit2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31" table:formula="of:==SUMPRODUCT([Zeit2.A1:.B2];[$Verteilung.B19:$Verteilung.C20])" office:value-type="float" office:value="0" calcext:value-type="float">
            <text:p>0</text:p>
          </table:table-cell>
          <table:table-cell table:style-name="ce31" table:formula="of:=SUMPRODUCT([Zeit2.A1:.C2];[$Verteilung.F19:$Verteilung.H20])" office:value-type="float" office:value="0.0196080130788207" calcext:value-type="float">
            <text:p>0,019608013078821</text:p>
          </table:table-cell>
          <table:table-cell table:style-name="ce31" table:formula="of:=SUMPRODUCT([Zeit2.B1:.D2];[$Verteilung.$J$19:$Verteilung.$L$20])" office:value-type="float" office:value="0.313728209261131" calcext:value-type="float">
            <text:p>0,313728209261131</text:p>
          </table:table-cell>
          <table:table-cell table:style-name="ce31" table:formula="of:=SUMPRODUCT([Zeit2.C1:.E2];[$Verteilung.$J$19:$Verteilung.$L$20])" office:value-type="float" office:value="0.831225166703181" calcext:value-type="float">
            <text:p>0,831225166703181</text:p>
          </table:table-cell>
          <table:table-cell table:style-name="ce31" table:formula="of:=SUMPRODUCT([Zeit2.D1:.F2];[$Verteilung.N19:$Verteilung.P20])" office:value-type="float" office:value="1.20222507312428" calcext:value-type="float">
            <text:p>1,20222507312428</text:p>
          </table:table-cell>
          <table:table-cell table:style-name="ce31" table:formula="of:=SUMPRODUCT([Zeit2.E1:.F2];[$Verteilung.S19:$Verteilung.T20])" office:value-type="float" office:value="0.91574280991049" calcext:value-type="float">
            <text:p>0,91574280991049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1" table:formula="of:=SUMPRODUCT([Zeit2.A1:.B3];[$Verteilung.B23:$Verteilung.C25])" office:value-type="float" office:value="0.452284203967587" calcext:value-type="float">
            <text:p>0,452284203967587</text:p>
          </table:table-cell>
          <table:table-cell table:style-name="ce31" table:formula="of:=SUMPRODUCT([Zeit2.A1:.C3];[$Verteilung.F23:$Verteilung.H25])" office:value-type="float" office:value="0.649394228658838" calcext:value-type="float">
            <text:p>0,649394228658838</text:p>
          </table:table-cell>
          <table:table-cell table:style-name="ce32" table:formula="of:=SUMPRODUCT([Zeit2.B1:.D3];[$Verteilung.$J$23:$Verteilung.$L$25])" office:value-type="float" office:value="1.25410332759802" calcext:value-type="float">
            <text:p>1,25410332759802</text:p>
          </table:table-cell>
          <table:table-cell table:style-name="ce33" table:formula="of:=SUMPRODUCT([Zeit2.C1:.E3];[$Verteilung.$J$23:$Verteilung.$L$25])" office:value-type="float" office:value="6.01134328754727" calcext:value-type="float">
            <text:p>6,01134328754727</text:p>
          </table:table-cell>
          <table:table-cell table:style-name="ce31" table:formula="of:=SUMPRODUCT([Zeit2.D1:.F3];[$Verteilung.N23:$Verteilung.P25])" office:value-type="float" office:value="8.33510209045481" calcext:value-type="float">
            <text:p>8,33510209045481</text:p>
          </table:table-cell>
          <table:table-cell table:style-name="ce31" table:formula="of:=SUMPRODUCT([Zeit2.E1:.F3];[$Verteilung.S23:$Verteilung.T25])" office:value-type="float" office:value="6.57129401232005" calcext:value-type="float">
            <text:p>6,57129401232005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31" table:formula="of:=SUMPRODUCT([Zeit2.A2:.B4];[$Verteilung.B27:$Verteilung.C29])" office:value-type="float" office:value="10.454910289559" calcext:value-type="float">
            <text:p>10,454910289559</text:p>
          </table:table-cell>
          <table:table-cell table:style-name="ce31" table:formula="of:=SUMPRODUCT([Zeit2.A2:.C4];[$Verteilung.F27:$Verteilung.H29])" office:value-type="float" office:value="13.7226904695257" calcext:value-type="float">
            <text:p>13,7226904695257</text:p>
          </table:table-cell>
          <table:table-cell table:style-name="ce32" table:formula="of:=SUMPRODUCT([Zeit2.B2:.D4];[$Verteilung.$J$27:$Verteilung.$L$29])" office:value-type="float" office:value="10.5449021805737" calcext:value-type="float">
            <text:p>10,5449021805737</text:p>
          </table:table-cell>
          <table:table-cell table:style-name="ce31" table:formula="of:=SUMPRODUCT([Zeit2.C2:.E4];[$Verteilung.$J$27:$Verteilung.$L$29])" office:value-type="float" office:value="11.7027825731799" calcext:value-type="float">
            <text:p>11,7027825731799</text:p>
          </table:table-cell>
          <table:table-cell table:style-name="ce31" table:formula="of:=SUMPRODUCT([Zeit2.D2:.F4];[$Verteilung.N27:$Verteilung.P29])" office:value-type="float" office:value="32.1701002004412" calcext:value-type="float">
            <text:p>32,1701002004412</text:p>
          </table:table-cell>
          <table:table-cell table:style-name="ce31" table:formula="of:=SUMPRODUCT([Zeit2.E2:.F4];[$Verteilung.S27:$Verteilung.T29])" office:value-type="float" office:value="9.23015507338447" calcext:value-type="float">
            <text:p>9,23015507338447</text:p>
          </table:table-cell>
          <table:table-cell table:number-columns-repeated="1018"/>
        </table:table-row>
        <table:table-row table:style-name="ro1">
          <table:table-cell table:style-name="ce31" table:formula="of:=SUMPRODUCT([Zeit2.A3:.B5];[$Verteilung.B31:$Verteilung.C33])" office:value-type="float" office:value="83.8258344031627" calcext:value-type="float">
            <text:p>83,8258344031627</text:p>
          </table:table-cell>
          <table:table-cell table:style-name="ce31" table:formula="of:=SUMPRODUCT([Zeit2.A3:.C5];[$Verteilung.F31:$Verteilung.H33])" office:value-type="float" office:value="106.686665323076" calcext:value-type="float">
            <text:p>106,686665323076</text:p>
          </table:table-cell>
          <table:table-cell table:style-name="ce31" table:formula="of:=SUMPRODUCT([Zeit2.B3:.D5];[$Verteilung.$J$31:$Verteilung.$L$33])" office:value-type="float" office:value="75.5290022316158" calcext:value-type="float">
            <text:p>75,5290022316158</text:p>
          </table:table-cell>
          <table:table-cell table:style-name="ce31" table:formula="of:=SUMPRODUCT([Zeit2.C3:.E5];[$Verteilung.$J$31:$Verteilung.$L$33])" office:value-type="float" office:value="15.8263092875941" calcext:value-type="float">
            <text:p>15,8263092875941</text:p>
          </table:table-cell>
          <table:table-cell table:style-name="ce31" table:formula="of:=SUMPRODUCT([Zeit2.D3:.F5];[$Verteilung.N31:$Verteilung.P33])" office:value-type="float" office:value="8.73712505193443" calcext:value-type="float">
            <text:p>8,73712505193443</text:p>
          </table:table-cell>
          <table:table-cell table:style-name="ce31" table:formula="of:=SUMPRODUCT([Zeit2.E3:.F5];[$Verteilung.S31:$Verteilung.T33])" office:value-type="float" office:value="6.57129401232005" calcext:value-type="float">
            <text:p>6,57129401232005</text:p>
          </table:table-cell>
          <table:table-cell table:number-columns-repeated="1018"/>
        </table:table-row>
        <table:table-row table:style-name="ro1">
          <table:table-cell table:style-name="ce31" table:formula="of:=SUMPRODUCT([Zeit2.A4:.B5];[$Verteilung.B36:$Verteilung.C37])" office:value-type="float" office:value="117.585955623841" calcext:value-type="float">
            <text:p>117,585955623841</text:p>
          </table:table-cell>
          <table:table-cell table:style-name="ce31" table:formula="of:=SUMPRODUCT([Zeit2.A4:.C5];[$Verteilung.F36:$Verteilung.H37])" office:value-type="float" office:value="450.051096023635" calcext:value-type="float">
            <text:p>450,051096023635</text:p>
          </table:table-cell>
          <table:table-cell table:style-name="ce31" table:formula="of:=SUMPRODUCT([Zeit2.B4:.D5];[$Verteilung.$J$36:$Verteilung.$L$37])" office:value-type="float" office:value="106.449568664584" calcext:value-type="float">
            <text:p>106,449568664584</text:p>
          </table:table-cell>
          <table:table-cell table:style-name="ce31" table:formula="of:=SUMPRODUCT([Zeit2.C4:.E5];[$Verteilung.$J$36:$Verteilung.$L$37])" office:value-type="float" office:value="11.8209622520783" calcext:value-type="float">
            <text:p>11,8209622520783</text:p>
          </table:table-cell>
          <table:table-cell table:style-name="ce31" table:formula="of:=SUMPRODUCT([Zeit2.D4:.F5];[$Verteilung.N36:$Verteilung.P37])" office:value-type="float" office:value="1.61885310696005" calcext:value-type="float">
            <text:p>1,61885310696005</text:p>
          </table:table-cell>
          <table:table-cell table:style-name="ce31" table:formula="of:=SUMPRODUCT([Zeit2.E4:.F5];[$Verteilung.S36:$Verteilung.T37])" office:value-type="float" office:value="0.91574280991049" calcext:value-type="float">
            <text:p>0,91574280991049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1:Zeit3.F1 Zeit3.A4:Zeit3.F5 Zeit3.A2:Zeit3.B3 Zeit3.D2:Zeit3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C2:Zeit3.C3 Zeit3.D2:Zeit3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2"/>
        <table:table-column table:style-name="co2" table:default-cell-style-name="ce2"/>
        <table:table-column table:style-name="co1" table:number-columns-repeated="1009" table:default-cell-style-name="ce2"/>
        <table:table-row table:style-name="ro1">
          <table:table-cell table:style-name="ce34" table:formula="of:==SUMPRODUCT([Zeit3.A1:.B2];[$Verteilung.B19:$Verteilung.C20])" office:value-type="float" office:value="0.0497932815418802" calcext:value-type="float">
            <text:p>0,04979328154188</text:p>
          </table:table-cell>
          <table:table-cell table:style-name="ce34" table:formula="of:=SUMPRODUCT([Zeit3.A1:.C2];[$Verteilung.F19:$Verteilung.H20])" office:value-type="float" office:value="0.127520926148647" calcext:value-type="float">
            <text:p>0,127520926148647</text:p>
          </table:table-cell>
          <table:table-cell table:style-name="ce34" table:formula="of:=SUMPRODUCT([Zeit3.B1:.D2];[$Verteilung.$J$19:$Verteilung.$L$20])" office:value-type="float" office:value="0.581558863357424" calcext:value-type="float">
            <text:p>0,581558863357424</text:p>
          </table:table-cell>
          <table:table-cell table:style-name="ce34" table:formula="of:=SUMPRODUCT([Zeit3.C1:.E2];[$Verteilung.$J$19:$Verteilung.$L$20])" office:value-type="float" office:value="1.34837918599182" calcext:value-type="float">
            <text:p>1,34837918599182</text:p>
          </table:table-cell>
          <table:table-cell table:style-name="ce34" table:formula="of:=SUMPRODUCT([Zeit3.D1:.F2];[$Verteilung.N19:$Verteilung.P20])" office:value-type="float" office:value="1.89890559443291" calcext:value-type="float">
            <text:p>1,89890559443291</text:p>
          </table:table-cell>
          <table:table-cell table:style-name="ce34" table:formula="of:=SUMPRODUCT([Zeit3.E1:.F2];[$Verteilung.S19:$Verteilung.T20])" office:value-type="float" office:value="1.49634522533958" calcext:value-type="float">
            <text:p>1,49634522533958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4" table:formula="of:=SUMPRODUCT([Zeit3.A1:.B3];[$Verteilung.B23:$Verteilung.C25])" office:value-type="float" office:value="1.45169382627548" calcext:value-type="float">
            <text:p>1,45169382627548</text:p>
          </table:table-cell>
          <table:table-cell table:style-name="ce34" table:formula="of:=SUMPRODUCT([Zeit3.A1:.C3];[$Verteilung.F23:$Verteilung.H25])" office:value-type="float" office:value="2.00916530126331" calcext:value-type="float">
            <text:p>2,00916530126331</text:p>
          </table:table-cell>
          <table:table-cell table:style-name="ce35" table:formula="of:=SUMPRODUCT([Zeit3.B1:.D3];[$Verteilung.$J$23:$Verteilung.$L$25])" office:value-type="float" office:value="2.63718489356507" calcext:value-type="float">
            <text:p>2,63718489356507</text:p>
          </table:table-cell>
          <table:table-cell table:style-name="ce37" table:formula="of:=SUMPRODUCT([Zeit3.C1:.E3];[$Verteilung.$J$23:$Verteilung.$L$25])" office:value-type="float" office:value="6.64196693243932" calcext:value-type="float">
            <text:p>6,64196693243932</text:p>
          </table:table-cell>
          <table:table-cell table:style-name="ce34" table:formula="of:=SUMPRODUCT([Zeit3.D1:.F3];[$Verteilung.N23:$Verteilung.P25])" office:value-type="float" office:value="8.69952014074375" calcext:value-type="float">
            <text:p>8,69952014074375</text:p>
          </table:table-cell>
          <table:table-cell table:style-name="ce34" table:formula="of:=SUMPRODUCT([Zeit3.E1:.F3];[$Verteilung.S23:$Verteilung.T25])" office:value-type="float" office:value="7.10684740674136" calcext:value-type="float">
            <text:p>7,10684740674136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34" table:formula="of:=SUMPRODUCT([Zeit3.A2:.B4];[$Verteilung.B27:$Verteilung.C29])" office:value-type="float" office:value="17.1040571584906" calcext:value-type="float">
            <text:p>17,1040571584906</text:p>
          </table:table-cell>
          <table:table-cell table:style-name="ce34" table:formula="of:=SUMPRODUCT([Zeit3.A2:.C4];[$Verteilung.F27:$Verteilung.H29])" office:value-type="float" office:value="21.6294591730878" calcext:value-type="float">
            <text:p>21,6294591730878</text:p>
          </table:table-cell>
          <table:table-cell table:style-name="ce35" table:formula="of:=SUMPRODUCT([Zeit3.B2:.D4];[$Verteilung.$J$27:$Verteilung.$L$29])" office:value-type="float" office:value="16.6220566965861" calcext:value-type="float">
            <text:p>16,6220566965861</text:p>
          </table:table-cell>
          <table:table-cell table:style-name="ce34" table:formula="of:=SUMPRODUCT([Zeit3.C2:.E4];[$Verteilung.$J$27:$Verteilung.$L$29])" office:value-type="float" office:value="14.2531225332934" calcext:value-type="float">
            <text:p>14,2531225332934</text:p>
          </table:table-cell>
          <table:table-cell table:style-name="ce34" table:formula="of:=SUMPRODUCT([Zeit3.D2:.F4];[$Verteilung.N27:$Verteilung.P29])" office:value-type="float" office:value="24.4506838032988" calcext:value-type="float">
            <text:p>24,4506838032988</text:p>
          </table:table-cell>
          <table:table-cell table:style-name="ce34" table:formula="of:=SUMPRODUCT([Zeit3.E2:.F4];[$Verteilung.S27:$Verteilung.T29])" office:value-type="float" office:value="9.87273195177339" calcext:value-type="float">
            <text:p>9,87273195177339</text:p>
          </table:table-cell>
          <table:table-cell table:number-columns-repeated="1018"/>
        </table:table-row>
        <table:table-row table:style-name="ro1">
          <table:table-cell table:style-name="ce34" table:formula="of:=SUMPRODUCT([Zeit3.A3:.B5];[$Verteilung.B31:$Verteilung.C33])" office:value-type="float" office:value="94.7000738404234" calcext:value-type="float">
            <text:p>94,7000738404234</text:p>
          </table:table-cell>
          <table:table-cell table:style-name="ce34" table:formula="of:=SUMPRODUCT([Zeit3.A3:.C5];[$Verteilung.F31:$Verteilung.H33])" office:value-type="float" office:value="115.392326367186" calcext:value-type="float">
            <text:p>115,392326367186</text:p>
          </table:table-cell>
          <table:table-cell table:style-name="ce34" table:formula="of:=SUMPRODUCT([Zeit3.B3:.D5];[$Verteilung.$J$31:$Verteilung.$L$33])" office:value-type="float" office:value="81.9181781401291" calcext:value-type="float">
            <text:p>81,9181781401291</text:p>
          </table:table-cell>
          <table:table-cell table:style-name="ce34" table:formula="of:=SUMPRODUCT([Zeit3.C3:.E5];[$Verteilung.$J$31:$Verteilung.$L$33])" office:value-type="float" office:value="21.7490291472273" calcext:value-type="float">
            <text:p>21,7490291472273</text:p>
          </table:table-cell>
          <table:table-cell table:style-name="ce34" table:formula="of:=SUMPRODUCT([Zeit3.D3:.F5];[$Verteilung.N31:$Verteilung.P33])" office:value-type="float" office:value="9.92060963000851" calcext:value-type="float">
            <text:p>9,92060963000851</text:p>
          </table:table-cell>
          <table:table-cell table:style-name="ce34" table:formula="of:=SUMPRODUCT([Zeit3.E3:.F5];[$Verteilung.S31:$Verteilung.T33])" office:value-type="float" office:value="7.14370074892406" calcext:value-type="float">
            <text:p>7,14370074892406</text:p>
          </table:table-cell>
          <table:table-cell table:number-columns-repeated="1018"/>
        </table:table-row>
        <table:table-row table:style-name="ro1">
          <table:table-cell table:style-name="ce34" table:formula="of:=SUMPRODUCT([Zeit3.A4:.B5];[$Verteilung.B36:$Verteilung.C37])" office:value-type="float" office:value="131.669468086252" calcext:value-type="float">
            <text:p>131,669468086252</text:p>
          </table:table-cell>
          <table:table-cell table:style-name="ce34" table:formula="of:=SUMPRODUCT([Zeit3.A4:.C5];[$Verteilung.F36:$Verteilung.H37])" office:value-type="float" office:value="361.917306050773" calcext:value-type="float">
            <text:p>361,917306050773</text:p>
          </table:table-cell>
          <table:table-cell table:style-name="ce34" table:formula="of:=SUMPRODUCT([Zeit3.B4:.D5];[$Verteilung.$J$36:$Verteilung.$L$37])" office:value-type="float" office:value="114.101509215728" calcext:value-type="float">
            <text:p>114,101509215728</text:p>
          </table:table-cell>
          <table:table-cell table:style-name="ce34" table:formula="of:=SUMPRODUCT([Zeit3.C4:.E5];[$Verteilung.$J$36:$Verteilung.$L$37])" office:value-type="float" office:value="18.7695659573446" calcext:value-type="float">
            <text:p>18,7695659573446</text:p>
          </table:table-cell>
          <table:table-cell table:style-name="ce34" table:formula="of:=SUMPRODUCT([Zeit3.D4:.F5];[$Verteilung.N36:$Verteilung.P37])" office:value-type="float" office:value="3.20298985807363" calcext:value-type="float">
            <text:p>3,20298985807363</text:p>
          </table:table-cell>
          <table:table-cell table:style-name="ce34" table:formula="of:=SUMPRODUCT([Zeit3.E4:.F5];[$Verteilung.S36:$Verteilung.T37])" office:value-type="float" office:value="1.5342500635604" calcext:value-type="float">
            <text:p>1,5342500635604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A1:Zeit4.F1 Zeit4.A4:Zeit4.F5 Zeit4.A2:Zeit4.B3 Zeit4.D2:Zeit4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C2:Zeit4.C3 Zeit4.D2:Zeit4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2"/>
        <table:table-column table:style-name="co5" table:default-cell-style-name="ce2"/>
        <table:table-column table:style-name="co1" table:number-columns-repeated="1009" table:default-cell-style-name="ce2"/>
        <table:table-row table:style-name="ro1">
          <table:table-cell table:style-name="ce38" table:formula="of:==SUMPRODUCT([Zeit4.A1:.B2];[$Verteilung.B19:$Verteilung.C20])" office:value-type="float" office:value="0.202139532980119" calcext:value-type="float">
            <text:p>0,202139532980119</text:p>
          </table:table-cell>
          <table:table-cell table:style-name="ce38" table:formula="of:=SUMPRODUCT([Zeit4.A1:.C2];[$Verteilung.F19:$Verteilung.H20])" office:value-type="float" office:value="0.383785521315192" calcext:value-type="float">
            <text:p>0,383785521315192</text:p>
          </table:table-cell>
          <table:table-cell table:style-name="ce38" table:formula="of:=SUMPRODUCT([Zeit4.B1:.D2];[$Verteilung.$J$19:$Verteilung.$L$20])" office:value-type="float" office:value="0.957230293958385" calcext:value-type="float">
            <text:p>0,957230293958385</text:p>
          </table:table-cell>
          <table:table-cell table:style-name="ce38" table:formula="of:=SUMPRODUCT([Zeit4.C1:.E2];[$Verteilung.$J$19:$Verteilung.$L$20])" office:value-type="float" office:value="1.88388290686321" calcext:value-type="float">
            <text:p>1,88388290686321</text:p>
          </table:table-cell>
          <table:table-cell table:style-name="ce38" table:formula="of:=SUMPRODUCT([Zeit4.D1:.F2];[$Verteilung.N19:$Verteilung.P20])" office:value-type="float" office:value="2.54873541170111" calcext:value-type="float">
            <text:p>2,54873541170111</text:p>
          </table:table-cell>
          <table:table-cell table:style-name="ce38" table:formula="of:=SUMPRODUCT([Zeit4.E1:.F2];[$Verteilung.S19:$Verteilung.T20])" office:value-type="float" office:value="2.06091654014413" calcext:value-type="float">
            <text:p>2,06091654014413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38" table:formula="of:=SUMPRODUCT([Zeit4.A1:.B3];[$Verteilung.B23:$Verteilung.C25])" office:value-type="float" office:value="2.93334909033952" calcext:value-type="float">
            <text:p>2,93334909033952</text:p>
          </table:table-cell>
          <table:table-cell table:style-name="ce38" table:formula="of:=SUMPRODUCT([Zeit4.A1:.C3];[$Verteilung.F23:$Verteilung.H25])" office:value-type="float" office:value="3.92734286047851" calcext:value-type="float">
            <text:p>3,92734286047851</text:p>
          </table:table-cell>
          <table:table-cell table:style-name="ce39" table:formula="of:=SUMPRODUCT([Zeit4.B1:.D3];[$Verteilung.$J$23:$Verteilung.$L$25])" office:value-type="float" office:value="4.36150822241734" calcext:value-type="float">
            <text:p>4,36150822241734</text:p>
          </table:table-cell>
          <table:table-cell table:style-name="ce40" table:formula="of:=SUMPRODUCT([Zeit4.C1:.E3];[$Verteilung.$J$23:$Verteilung.$L$25])" office:value-type="float" office:value="7.28230097472238" calcext:value-type="float">
            <text:p>7,28230097472238</text:p>
          </table:table-cell>
          <table:table-cell table:style-name="ce38" table:formula="of:=SUMPRODUCT([Zeit4.D1:.F3];[$Verteilung.N23:$Verteilung.P25])" office:value-type="float" office:value="8.81780336584795" calcext:value-type="float">
            <text:p>8,81780336584795</text:p>
          </table:table-cell>
          <table:table-cell table:style-name="ce38" table:formula="of:=SUMPRODUCT([Zeit4.E1:.F3];[$Verteilung.S23:$Verteilung.T25])" office:value-type="float" office:value="7.3543869872966" calcext:value-type="float">
            <text:p>7,3543869872966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38" table:formula="of:=SUMPRODUCT([Zeit4.A2:.B4];[$Verteilung.B27:$Verteilung.C29])" office:value-type="float" office:value="23.5105892875705" calcext:value-type="float">
            <text:p>23,5105892875705</text:p>
          </table:table-cell>
          <table:table-cell table:style-name="ce38" table:formula="of:=SUMPRODUCT([Zeit4.A2:.C4];[$Verteilung.F27:$Verteilung.H29])" office:value-type="float" office:value="28.774133579267" calcext:value-type="float">
            <text:p>28,774133579267</text:p>
          </table:table-cell>
          <table:table-cell table:style-name="ce39" table:formula="of:=SUMPRODUCT([Zeit4.B2:.D4];[$Verteilung.$J$27:$Verteilung.$L$29])" office:value-type="float" office:value="22.1233716294255" calcext:value-type="float">
            <text:p>22,1233716294255</text:p>
          </table:table-cell>
          <table:table-cell table:style-name="ce38" table:formula="of:=SUMPRODUCT([Zeit4.C2:.E4];[$Verteilung.$J$27:$Verteilung.$L$29])" office:value-type="float" office:value="16.5077934670518" calcext:value-type="float">
            <text:p>16,5077934670518</text:p>
          </table:table-cell>
          <table:table-cell table:style-name="ce38" table:formula="of:=SUMPRODUCT([Zeit4.D2:.F4];[$Verteilung.N27:$Verteilung.P29])" office:value-type="float" office:value="19.8845383539237" calcext:value-type="float">
            <text:p>19,8845383539237</text:p>
          </table:table-cell>
          <table:table-cell table:style-name="ce38" table:formula="of:=SUMPRODUCT([Zeit4.E2:.F4];[$Verteilung.S27:$Verteilung.T29])" office:value-type="float" office:value="10.0857743771582" calcext:value-type="float">
            <text:p>10,0857743771582</text:p>
          </table:table-cell>
          <table:table-cell table:number-columns-repeated="1018"/>
        </table:table-row>
        <table:table-row table:style-name="ro1">
          <table:table-cell table:style-name="ce38" table:formula="of:=SUMPRODUCT([Zeit4.A3:.B5];[$Verteilung.B31:$Verteilung.C33])" office:value-type="float" office:value="101.280868253323" calcext:value-type="float">
            <text:p>101,280868253323</text:p>
          </table:table-cell>
          <table:table-cell table:style-name="ce38" table:formula="of:=SUMPRODUCT([Zeit4.A3:.C5];[$Verteilung.F31:$Verteilung.H33])" office:value-type="float" office:value="118.864247759998" calcext:value-type="float">
            <text:p>118,864247759998</text:p>
          </table:table-cell>
          <table:table-cell table:style-name="ce38" table:formula="of:=SUMPRODUCT([Zeit4.B3:.D5];[$Verteilung.$J$31:$Verteilung.$L$33])" office:value-type="float" office:value="84.7016904194772" calcext:value-type="float">
            <text:p>84,7016904194772</text:p>
          </table:table-cell>
          <table:table-cell table:style-name="ce38" table:formula="of:=SUMPRODUCT([Zeit4.C3:.E5];[$Verteilung.$J$31:$Verteilung.$L$33])" office:value-type="float" office:value="26.864192761348" calcext:value-type="float">
            <text:p>26,864192761348</text:p>
          </table:table-cell>
          <table:table-cell table:style-name="ce38" table:formula="of:=SUMPRODUCT([Zeit4.D3:.F5];[$Verteilung.N31:$Verteilung.P33])" office:value-type="float" office:value="11.1557675189491" calcext:value-type="float">
            <text:p>11,1557675189491</text:p>
          </table:table-cell>
          <table:table-cell table:style-name="ce38" table:formula="of:=SUMPRODUCT([Zeit4.E3:.F5];[$Verteilung.S31:$Verteilung.T33])" office:value-type="float" office:value="7.49786730474382" calcext:value-type="float">
            <text:p>7,49786730474382</text:p>
          </table:table-cell>
          <table:table-cell table:number-columns-repeated="1018"/>
        </table:table-row>
        <table:table-row table:style-name="ro1">
          <table:table-cell table:style-name="ce38" table:formula="of:=SUMPRODUCT([Zeit4.A4:.B5];[$Verteilung.B36:$Verteilung.C37])" office:value-type="float" office:value="139.266422679829" calcext:value-type="float">
            <text:p>139,266422679829</text:p>
          </table:table-cell>
          <table:table-cell table:style-name="ce38" table:formula="of:=SUMPRODUCT([Zeit4.A4:.C5];[$Verteilung.F36:$Verteilung.H37])" office:value-type="float" office:value="298.326487620176" calcext:value-type="float">
            <text:p>298,326487620176</text:p>
          </table:table-cell>
          <table:table-cell table:style-name="ce38" table:formula="of:=SUMPRODUCT([Zeit4.B4:.D5];[$Verteilung.$J$36:$Verteilung.$L$37])" office:value-type="float" office:value="116.052861095013" calcext:value-type="float">
            <text:p>116,052861095013</text:p>
          </table:table-cell>
          <table:table-cell table:style-name="ce38" table:formula="of:=SUMPRODUCT([Zeit4.C4:.E5];[$Verteilung.$J$36:$Verteilung.$L$37])" office:value-type="float" office:value="25.0630697871177" calcext:value-type="float">
            <text:p>25,0630697871177</text:p>
          </table:table-cell>
          <table:table-cell table:style-name="ce38" table:formula="of:=SUMPRODUCT([Zeit4.D4:.F5];[$Verteilung.N36:$Verteilung.P37])" office:value-type="float" office:value="5.11516004811276" calcext:value-type="float">
            <text:p>5,11516004811276</text:p>
          </table:table-cell>
          <table:table-cell table:style-name="ce38" table:formula="of:=SUMPRODUCT([Zeit4.E4:.F5];[$Verteilung.S36:$Verteilung.T37])" office:value-type="float" office:value="2.21178234945074" calcext:value-type="float">
            <text:p>2,21178234945074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A1:Zeit5.F1 Zeit5.A4:Zeit5.F5 Zeit5.A2:Zeit5.B3 Zeit5.D2:Zeit5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C2:Zeit5.C3 Zeit5.D2:Zeit5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2"/>
        <table:table-column table:style-name="co6" table:default-cell-style-name="ce2"/>
        <table:table-column table:style-name="co1" table:number-columns-repeated="1009" table:default-cell-style-name="ce2"/>
        <table:table-row table:style-name="ro1">
          <table:table-cell table:style-name="ce41" table:formula="of:==SUMPRODUCT([Zeit5.A1:.B2];[$Verteilung.B19:$Verteilung.C20])" office:value-type="float" office:value="0.49515581983992" calcext:value-type="float">
            <text:p>0,49515581983992</text:p>
          </table:table-cell>
          <table:table-cell table:style-name="ce41" table:formula="of:=SUMPRODUCT([Zeit5.A1:.C2];[$Verteilung.F19:$Verteilung.H20])" office:value-type="float" office:value="0.823130454520975" calcext:value-type="float">
            <text:p>0,823130454520975</text:p>
          </table:table-cell>
          <table:table-cell table:style-name="ce41" table:formula="of:=SUMPRODUCT([Zeit5.B1:.D2];[$Verteilung.$J$19:$Verteilung.$L$20])" office:value-type="float" office:value="1.4603007333265" calcext:value-type="float">
            <text:p>1,4603007333265</text:p>
          </table:table-cell>
          <table:table-cell table:style-name="ce41" table:formula="of:=SUMPRODUCT([Zeit5.C1:.E2];[$Verteilung.$J$19:$Verteilung.$L$20])" office:value-type="float" office:value="2.44044656894469" calcext:value-type="float">
            <text:p>2,44044656894469</text:p>
          </table:table-cell>
          <table:table-cell table:style-name="ce41" table:formula="of:=SUMPRODUCT([Zeit5.D1:.F2];[$Verteilung.N19:$Verteilung.P20])" office:value-type="float" office:value="3.13996420196991" calcext:value-type="float">
            <text:p>3,13996420196991</text:p>
          </table:table-cell>
          <table:table-cell table:style-name="ce41" table:formula="of:=SUMPRODUCT([Zeit5.E1:.F2];[$Verteilung.S19:$Verteilung.T20])" office:value-type="float" office:value="2.58444589570079" calcext:value-type="float">
            <text:p>2,58444589570079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1" table:formula="of:=SUMPRODUCT([Zeit5.A1:.B3];[$Verteilung.B23:$Verteilung.C25])" office:value-type="float" office:value="4.77580512861976" calcext:value-type="float">
            <text:p>4,77580512861976</text:p>
          </table:table-cell>
          <table:table-cell table:style-name="ce41" table:formula="of:=SUMPRODUCT([Zeit5.A1:.C3];[$Verteilung.F23:$Verteilung.H25])" office:value-type="float" office:value="6.20687947478755" calcext:value-type="float">
            <text:p>6,20687947478755</text:p>
          </table:table-cell>
          <table:table-cell table:style-name="ce42" table:formula="of:=SUMPRODUCT([Zeit5.B1:.D3];[$Verteilung.$J$23:$Verteilung.$L$25])" office:value-type="float" office:value="6.28561753688506" calcext:value-type="float">
            <text:p>6,28561753688506</text:p>
          </table:table-cell>
          <table:table-cell table:style-name="ce43" table:formula="of:=SUMPRODUCT([Zeit5.C1:.E3];[$Verteilung.$J$23:$Verteilung.$L$25])" office:value-type="float" office:value="8.01362372152217" calcext:value-type="float">
            <text:p>8,01362372152217</text:p>
          </table:table-cell>
          <table:table-cell table:style-name="ce41" table:formula="of:=SUMPRODUCT([Zeit5.D1:.F3];[$Verteilung.N23:$Verteilung.P25])" office:value-type="float" office:value="8.88539404963191" calcext:value-type="float">
            <text:p>8,88539404963191</text:p>
          </table:table-cell>
          <table:table-cell table:style-name="ce41" table:formula="of:=SUMPRODUCT([Zeit5.E1:.F3];[$Verteilung.S23:$Verteilung.T25])" office:value-type="float" office:value="7.45806689974163" calcext:value-type="float">
            <text:p>7,45806689974163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41" table:formula="of:=SUMPRODUCT([Zeit5.A2:.B4];[$Verteilung.B27:$Verteilung.C29])" office:value-type="float" office:value="29.3152823313053" calcext:value-type="float">
            <text:p>29,3152823313053</text:p>
          </table:table-cell>
          <table:table-cell table:style-name="ce41" table:formula="of:=SUMPRODUCT([Zeit5.A2:.C4];[$Verteilung.F27:$Verteilung.H29])" office:value-type="float" office:value="34.8718950143252" calcext:value-type="float">
            <text:p>34,8718950143252</text:p>
          </table:table-cell>
          <table:table-cell table:style-name="ce42" table:formula="of:=SUMPRODUCT([Zeit5.B2:.D4];[$Verteilung.$J$27:$Verteilung.$L$29])" office:value-type="float" office:value="26.8358355513227" calcext:value-type="float">
            <text:p>26,8358355513227</text:p>
          </table:table-cell>
          <table:table-cell table:style-name="ce41" table:formula="of:=SUMPRODUCT([Zeit5.C2:.E4];[$Verteilung.$J$27:$Verteilung.$L$29])" office:value-type="float" office:value="18.5344323755665" calcext:value-type="float">
            <text:p>18,5344323755665</text:p>
          </table:table-cell>
          <table:table-cell table:style-name="ce41" table:formula="of:=SUMPRODUCT([Zeit5.D2:.F4];[$Verteilung.N27:$Verteilung.P29])" office:value-type="float" office:value="17.2975741153279" calcext:value-type="float">
            <text:p>17,2975741153279</text:p>
          </table:table-cell>
          <table:table-cell table:style-name="ce41" table:formula="of:=SUMPRODUCT([Zeit5.E2:.F4];[$Verteilung.S27:$Verteilung.T29])" office:value-type="float" office:value="10.0991005367464" calcext:value-type="float">
            <text:p>10,0991005367464</text:p>
          </table:table-cell>
          <table:table-cell table:number-columns-repeated="1018"/>
        </table:table-row>
        <table:table-row table:style-name="ro1">
          <table:table-cell table:style-name="ce41" table:formula="of:=SUMPRODUCT([Zeit5.A3:.B5];[$Verteilung.B31:$Verteilung.C33])" office:value-type="float" office:value="104.921830231148" calcext:value-type="float">
            <text:p>104,921830231148</text:p>
          </table:table-cell>
          <table:table-cell table:style-name="ce41" table:formula="of:=SUMPRODUCT([Zeit5.A3:.C5];[$Verteilung.F31:$Verteilung.H33])" office:value-type="float" office:value="119.27423571524" calcext:value-type="float">
            <text:p>119,27423571524</text:p>
          </table:table-cell>
          <table:table-cell table:style-name="ce41" table:formula="of:=SUMPRODUCT([Zeit5.B3:.D5];[$Verteilung.$J$31:$Verteilung.$L$33])" office:value-type="float" office:value="85.3786836987105" calcext:value-type="float">
            <text:p>85,3786836987105</text:p>
          </table:table-cell>
          <table:table-cell table:style-name="ce41" table:formula="of:=SUMPRODUCT([Zeit5.C3:.E5];[$Verteilung.$J$31:$Verteilung.$L$33])" office:value-type="float" office:value="31.0928833621643" calcext:value-type="float">
            <text:p>31,0928833621643</text:p>
          </table:table-cell>
          <table:table-cell table:style-name="ce41" table:formula="of:=SUMPRODUCT([Zeit5.D3:.F5];[$Verteilung.N31:$Verteilung.P33])" office:value-type="float" office:value="12.4970483365783" calcext:value-type="float">
            <text:p>12,4970483365783</text:p>
          </table:table-cell>
          <table:table-cell table:style-name="ce41" table:formula="of:=SUMPRODUCT([Zeit5.E3:.F5];[$Verteilung.S31:$Verteilung.T33])" office:value-type="float" office:value="7.79512489563047" calcext:value-type="float">
            <text:p>7,79512489563047</text:p>
          </table:table-cell>
          <table:table-cell table:number-columns-repeated="1018"/>
        </table:table-row>
        <table:table-row table:style-name="ro1">
          <table:table-cell table:style-name="ce41" table:formula="of:=SUMPRODUCT([Zeit5.A4:.B5];[$Verteilung.B36:$Verteilung.C37])" office:value-type="float" office:value="142.44912306544" calcext:value-type="float">
            <text:p>142,44912306544</text:p>
          </table:table-cell>
          <table:table-cell table:style-name="ce41" table:formula="of:=SUMPRODUCT([Zeit5.A4:.C5];[$Verteilung.F36:$Verteilung.H37])" office:value-type="float" office:value="251.823634234787" calcext:value-type="float">
            <text:p>251,823634234787</text:p>
          </table:table-cell>
          <table:table-cell table:style-name="ce41" table:formula="of:=SUMPRODUCT([Zeit5.B4:.D5];[$Verteilung.$J$36:$Verteilung.$L$37])" office:value-type="float" office:value="114.699017973427" calcext:value-type="float">
            <text:p>114,699017973427</text:p>
          </table:table-cell>
          <table:table-cell table:style-name="ce41" table:formula="of:=SUMPRODUCT([Zeit5.C4:.E5];[$Verteilung.$J$36:$Verteilung.$L$37])" office:value-type="float" office:value="30.3943746710101" calcext:value-type="float">
            <text:p>30,3943746710101</text:p>
          </table:table-cell>
          <table:table-cell table:style-name="ce41" table:formula="of:=SUMPRODUCT([Zeit5.D4:.F5];[$Verteilung.N36:$Verteilung.P37])" office:value-type="float" office:value="7.20474650988898" calcext:value-type="float">
            <text:p>7,20474650988898</text:p>
          </table:table-cell>
          <table:table-cell table:style-name="ce41" table:formula="of:=SUMPRODUCT([Zeit5.E4:.F5];[$Verteilung.S36:$Verteilung.T37])" office:value-type="float" office:value="2.94634689588996" calcext:value-type="float">
            <text:p>2,94634689588996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A1:Zeit6.F1 Zeit6.A4:Zeit6.F5 Zeit6.A2:Zeit6.B3 Zeit6.D2:Zeit6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C2:Zeit6.C3 Zeit6.D2:Zeit6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style-name="ce44" table:formula="of:==SUMPRODUCT([Zeit6.A1:.B2];[$Verteilung.B19:$Verteilung.C20])" office:value-type="float" office:value="0.94856302904143" calcext:value-type="float">
            <text:p>0,94856302904143</text:p>
          </table:table-cell>
          <table:table-cell table:style-name="ce44" table:formula="of:=SUMPRODUCT([Zeit6.A1:.C2];[$Verteilung.F19:$Verteilung.H20])" office:value-type="float" office:value="1.45534304674932" calcext:value-type="float">
            <text:p>1,45534304674932</text:p>
          </table:table-cell>
          <table:table-cell table:style-name="ce44" table:formula="of:=SUMPRODUCT([Zeit6.B1:.D2];[$Verteilung.$J$19:$Verteilung.$L$20])" office:value-type="float" office:value="2.09638217970596" calcext:value-type="float">
            <text:p>2,09638217970596</text:p>
          </table:table-cell>
          <table:table-cell table:style-name="ce44" table:formula="of:=SUMPRODUCT([Zeit6.C1:.E2];[$Verteilung.$J$19:$Verteilung.$L$20])" office:value-type="float" office:value="3.02651673016973" calcext:value-type="float">
            <text:p>3,02651673016973</text:p>
          </table:table-cell>
          <table:table-cell table:style-name="ce44" table:formula="of:=SUMPRODUCT([Zeit6.D1:.F2];[$Verteilung.N19:$Verteilung.P20])" office:value-type="float" office:value="3.68081211716255" calcext:value-type="float">
            <text:p>3,68081211716255</text:p>
          </table:table-cell>
          <table:table-cell table:style-name="ce44" table:formula="of:=SUMPRODUCT([Zeit6.E1:.F2];[$Verteilung.S19:$Verteilung.T20])" office:value-type="float" office:value="3.0606254100438" calcext:value-type="float">
            <text:p>3,0606254100438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4" table:formula="of:=SUMPRODUCT([Zeit6.A1:.B3];[$Verteilung.B23:$Verteilung.C25])" office:value-type="float" office:value="6.85154870621112" calcext:value-type="float">
            <text:p>6,85154870621112</text:p>
          </table:table-cell>
          <table:table-cell table:style-name="ce44" table:formula="of:=SUMPRODUCT([Zeit6.A1:.C3];[$Verteilung.F23:$Verteilung.H25])" office:value-type="float" office:value="8.67226785071297" calcext:value-type="float">
            <text:p>8,67226785071297</text:p>
          </table:table-cell>
          <table:table-cell table:style-name="ce45" table:formula="of:=SUMPRODUCT([Zeit6.B1:.D3];[$Verteilung.$J$23:$Verteilung.$L$25])" office:value-type="float" office:value="8.29485306543305" calcext:value-type="float">
            <text:p>8,29485306543305</text:p>
          </table:table-cell>
          <table:table-cell table:style-name="ce46" table:formula="of:=SUMPRODUCT([Zeit6.C1:.E3];[$Verteilung.$J$23:$Verteilung.$L$25])" office:value-type="float" office:value="8.84697113703664" calcext:value-type="float">
            <text:p>8,84697113703664</text:p>
          </table:table-cell>
          <table:table-cell table:style-name="ce44" table:formula="of:=SUMPRODUCT([Zeit6.D1:.F3];[$Verteilung.N23:$Verteilung.P25])" office:value-type="float" office:value="8.99452204341094" calcext:value-type="float">
            <text:p>8,99452204341094</text:p>
          </table:table-cell>
          <table:table-cell table:style-name="ce44" table:formula="of:=SUMPRODUCT([Zeit6.E1:.F3];[$Verteilung.S23:$Verteilung.T25])" office:value-type="float" office:value="7.50513970236319" calcext:value-type="float">
            <text:p>7,50513970236319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44" table:formula="of:=SUMPRODUCT([Zeit6.A2:.B4];[$Verteilung.B27:$Verteilung.C29])" office:value-type="float" office:value="34.3747244024741" calcext:value-type="float">
            <text:p>34,3747244024741</text:p>
          </table:table-cell>
          <table:table-cell table:style-name="ce44" table:formula="of:=SUMPRODUCT([Zeit6.A2:.C4];[$Verteilung.F27:$Verteilung.H29])" office:value-type="float" office:value="39.9003741535587" calcext:value-type="float">
            <text:p>39,9003741535587</text:p>
          </table:table-cell>
          <table:table-cell table:style-name="ce45" table:formula="of:=SUMPRODUCT([Zeit6.B2:.D4];[$Verteilung.$J$27:$Verteilung.$L$29])" office:value-type="float" office:value="30.7460908033587" calcext:value-type="float">
            <text:p>30,7460908033587</text:p>
          </table:table-cell>
          <table:table-cell table:style-name="ce44" table:formula="of:=SUMPRODUCT([Zeit6.C2:.E4];[$Verteilung.$J$27:$Verteilung.$L$29])" office:value-type="float" office:value="20.3651831246305" calcext:value-type="float">
            <text:p>20,3651831246305</text:p>
          </table:table-cell>
          <table:table-cell table:style-name="ce44" table:formula="of:=SUMPRODUCT([Zeit6.D2:.F4];[$Verteilung.N27:$Verteilung.P29])" office:value-type="float" office:value="15.9578722635461" calcext:value-type="float">
            <text:p>15,9578722635461</text:p>
          </table:table-cell>
          <table:table-cell table:style-name="ce44" table:formula="of:=SUMPRODUCT([Zeit6.E2:.F4];[$Verteilung.S27:$Verteilung.T29])" office:value-type="float" office:value="10.052343562827" calcext:value-type="float">
            <text:p>10,052343562827</text:p>
          </table:table-cell>
          <table:table-cell table:number-columns-repeated="1018"/>
        </table:table-row>
        <table:table-row table:style-name="ro1">
          <table:table-cell table:style-name="ce44" table:formula="of:=SUMPRODUCT([Zeit6.A3:.B5];[$Verteilung.B31:$Verteilung.C33])" office:value-type="float" office:value="106.545645389015" calcext:value-type="float">
            <text:p>106,545645389015</text:p>
          </table:table-cell>
          <table:table-cell table:style-name="ce44" table:formula="of:=SUMPRODUCT([Zeit6.A3:.C5];[$Verteilung.F31:$Verteilung.H33])" office:value-type="float" office:value="117.932986138534" calcext:value-type="float">
            <text:p>117,932986138534</text:p>
          </table:table-cell>
          <table:table-cell table:style-name="ce44" table:formula="of:=SUMPRODUCT([Zeit6.B3:.D5];[$Verteilung.$J$31:$Verteilung.$L$33])" office:value-type="float" office:value="84.8468834438926" calcext:value-type="float">
            <text:p>84,8468834438926</text:p>
          </table:table-cell>
          <table:table-cell table:style-name="ce44" table:formula="of:=SUMPRODUCT([Zeit6.C3:.E5];[$Verteilung.$J$31:$Verteilung.$L$33])" office:value-type="float" office:value="34.4879454734637" calcext:value-type="float">
            <text:p>34,4879454734637</text:p>
          </table:table-cell>
          <table:table-cell table:style-name="ce44" table:formula="of:=SUMPRODUCT([Zeit6.D3:.F5];[$Verteilung.N31:$Verteilung.P33])" office:value-type="float" office:value="13.917465558655" calcext:value-type="float">
            <text:p>13,917465558655</text:p>
          </table:table-cell>
          <table:table-cell table:style-name="ce44" table:formula="of:=SUMPRODUCT([Zeit6.E3:.F5];[$Verteilung.S31:$Verteilung.T33])" office:value-type="float" office:value="8.12440782123386" calcext:value-type="float">
            <text:p>8,12440782123386</text:p>
          </table:table-cell>
          <table:table-cell table:number-columns-repeated="1018"/>
        </table:table-row>
        <table:table-row table:style-name="ro1">
          <table:table-cell table:style-name="ce44" table:formula="of:=SUMPRODUCT([Zeit6.A4:.B5];[$Verteilung.B36:$Verteilung.C37])" office:value-type="float" office:value="142.666406932129" calcext:value-type="float">
            <text:p>142,666406932129</text:p>
          </table:table-cell>
          <table:table-cell table:style-name="ce44" table:formula="of:=SUMPRODUCT([Zeit6.A4:.C5];[$Verteilung.F36:$Verteilung.H37])" office:value-type="float" office:value="217.307763785772" calcext:value-type="float">
            <text:p>217,307763785772</text:p>
          </table:table-cell>
          <table:table-cell table:style-name="ce44" table:formula="of:=SUMPRODUCT([Zeit6.B4:.D5];[$Verteilung.$J$36:$Verteilung.$L$37])" office:value-type="float" office:value="111.541671897784" calcext:value-type="float">
            <text:p>111,541671897784</text:p>
          </table:table-cell>
          <table:table-cell table:style-name="ce44" table:formula="of:=SUMPRODUCT([Zeit6.C4:.E5];[$Verteilung.$J$36:$Verteilung.$L$37])" office:value-type="float" office:value="34.7120957879504" calcext:value-type="float">
            <text:p>34,7120957879504</text:p>
          </table:table-cell>
          <table:table-cell table:style-name="ce44" table:formula="of:=SUMPRODUCT([Zeit6.D4:.F5];[$Verteilung.N36:$Verteilung.P37])" office:value-type="float" office:value="9.34776944100759" calcext:value-type="float">
            <text:p>9,34776944100759</text:p>
          </table:table-cell>
          <table:table-cell table:style-name="ce44" table:formula="of:=SUMPRODUCT([Zeit6.E4:.F5];[$Verteilung.S36:$Verteilung.T37])" office:value-type="float" office:value="3.73882500212725" calcext:value-type="float">
            <text:p>3,73882500212725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A1:Zeit7.F1 Zeit7.A4:Zeit7.F5 Zeit7.A2:Zeit7.B3 Zeit7.D2:Zeit7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C2:Zeit7.C3 Zeit7.D2:Zeit7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2"/>
        <table:table-column table:style-name="co7" table:default-cell-style-name="ce2"/>
        <table:table-column table:style-name="co1" table:number-columns-repeated="1009" table:default-cell-style-name="ce2"/>
        <table:table-row table:style-name="ro1">
          <table:table-cell table:style-name="ce47" table:formula="of:==SUMPRODUCT([Zeit7.A1:.B2];[$Verteilung.B19:$Verteilung.C20])" office:value-type="float" office:value="1.56582039618447" calcext:value-type="float">
            <text:p>1,56582039618447</text:p>
          </table:table-cell>
          <table:table-cell table:style-name="ce47" table:formula="of:=SUMPRODUCT([Zeit7.A1:.C2];[$Verteilung.F19:$Verteilung.H20])" office:value-type="float" office:value="2.27135861589271" calcext:value-type="float">
            <text:p>2,27135861589271</text:p>
          </table:table-cell>
          <table:table-cell table:style-name="ce47" table:formula="of:=SUMPRODUCT([Zeit7.B1:.D2];[$Verteilung.$J$19:$Verteilung.$L$20])" office:value-type="float" office:value="2.85916688697712" calcext:value-type="float">
            <text:p>2,85916688697712</text:p>
          </table:table-cell>
          <table:table-cell table:style-name="ce47" table:formula="of:=SUMPRODUCT([Zeit7.C1:.E2];[$Verteilung.$J$19:$Verteilung.$L$20])" office:value-type="float" office:value="3.64896510902496" calcext:value-type="float">
            <text:p>3,64896510902496</text:p>
          </table:table-cell>
          <table:table-cell table:style-name="ce47" table:formula="of:=SUMPRODUCT([Zeit7.D1:.F2];[$Verteilung.N19:$Verteilung.P20])" office:value-type="float" office:value="4.18602902793823" calcext:value-type="float">
            <text:p>4,18602902793823</text:p>
          </table:table-cell>
          <table:table-cell table:style-name="ce47" table:formula="of:=SUMPRODUCT([Zeit7.E1:.F2];[$Verteilung.S19:$Verteilung.T20])" office:value-type="float" office:value="3.49291240026112" calcext:value-type="float">
            <text:p>3,49291240026112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47" table:formula="of:=SUMPRODUCT([Zeit7.A1:.B3];[$Verteilung.B23:$Verteilung.C25])" office:value-type="float" office:value="9.04898800654917" calcext:value-type="float">
            <text:p>9,04898800654917</text:p>
          </table:table-cell>
          <table:table-cell table:style-name="ce47" table:formula="of:=SUMPRODUCT([Zeit7.A1:.C3];[$Verteilung.F23:$Verteilung.H25])" office:value-type="float" office:value="11.1892419473096" calcext:value-type="float">
            <text:p>11,1892419473096</text:p>
          </table:table-cell>
          <table:table-cell table:style-name="ce48" table:formula="of:=SUMPRODUCT([Zeit7.B1:.D3];[$Verteilung.$J$23:$Verteilung.$L$25])" office:value-type="float" office:value="10.3062087512171" calcext:value-type="float">
            <text:p>10,3062087512171</text:p>
          </table:table-cell>
          <table:table-cell table:style-name="ce49" table:formula="of:=SUMPRODUCT([Zeit7.C1:.E3];[$Verteilung.$J$23:$Verteilung.$L$25])" office:value-type="float" office:value="9.76478394893025" calcext:value-type="float">
            <text:p>9,76478394893025</text:p>
          </table:table-cell>
          <table:table-cell table:style-name="ce47" table:formula="of:=SUMPRODUCT([Zeit7.D1:.F3];[$Verteilung.N23:$Verteilung.P25])" office:value-type="float" office:value="9.18212247584686" calcext:value-type="float">
            <text:p>9,18212247584686</text:p>
          </table:table-cell>
          <table:table-cell table:style-name="ce47" table:formula="of:=SUMPRODUCT([Zeit7.E1:.F3];[$Verteilung.S23:$Verteilung.T25])" office:value-type="float" office:value="7.54756429910154" calcext:value-type="float">
            <text:p>7,54756429910154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47" table:formula="of:=SUMPRODUCT([Zeit7.A2:.B4];[$Verteilung.B27:$Verteilung.C29])" office:value-type="float" office:value="38.6657347524305" calcext:value-type="float">
            <text:p>38,6657347524305</text:p>
          </table:table-cell>
          <table:table-cell table:style-name="ce47" table:formula="of:=SUMPRODUCT([Zeit7.A2:.C4];[$Verteilung.F27:$Verteilung.H29])" office:value-type="float" office:value="43.952434231136" calcext:value-type="float">
            <text:p>43,952434231136</text:p>
          </table:table-cell>
          <table:table-cell table:style-name="ce48" table:formula="of:=SUMPRODUCT([Zeit7.B2:.D4];[$Verteilung.$J$27:$Verteilung.$L$29])" office:value-type="float" office:value="33.9273758230103" calcext:value-type="float">
            <text:p>33,9273758230103</text:p>
          </table:table-cell>
          <table:table-cell table:style-name="ce47" table:formula="of:=SUMPRODUCT([Zeit7.C2:.E4];[$Verteilung.$J$27:$Verteilung.$L$29])" office:value-type="float" office:value="22.0171374311241" calcext:value-type="float">
            <text:p>22,0171374311241</text:p>
          </table:table-cell>
          <table:table-cell table:style-name="ce47" table:formula="of:=SUMPRODUCT([Zeit7.D2:.F4];[$Verteilung.N27:$Verteilung.P29])" office:value-type="float" office:value="15.4055589774588" calcext:value-type="float">
            <text:p>15,4055589774588</text:p>
          </table:table-cell>
          <table:table-cell table:style-name="ce47" table:formula="of:=SUMPRODUCT([Zeit7.E2:.F4];[$Verteilung.S27:$Verteilung.T29])" office:value-type="float" office:value="10.025816699678" calcext:value-type="float">
            <text:p>10,025816699678</text:p>
          </table:table-cell>
          <table:table-cell table:number-columns-repeated="1018"/>
        </table:table-row>
        <table:table-row table:style-name="ro1">
          <table:table-cell table:style-name="ce47" table:formula="of:=SUMPRODUCT([Zeit7.A3:.B5];[$Verteilung.B31:$Verteilung.C33])" office:value-type="float" office:value="106.786123536754" calcext:value-type="float">
            <text:p>106,786123536754</text:p>
          </table:table-cell>
          <table:table-cell table:style-name="ce47" table:formula="of:=SUMPRODUCT([Zeit7.A3:.C5];[$Verteilung.F31:$Verteilung.H33])" office:value-type="float" office:value="115.628530298517" calcext:value-type="float">
            <text:p>115,628530298517</text:p>
          </table:table-cell>
          <table:table-cell table:style-name="ce47" table:formula="of:=SUMPRODUCT([Zeit7.B3:.D5];[$Verteilung.$J$31:$Verteilung.$L$33])" office:value-type="float" office:value="83.643588078426" calcext:value-type="float">
            <text:p>83,643588078426</text:p>
          </table:table-cell>
          <table:table-cell table:style-name="ce47" table:formula="of:=SUMPRODUCT([Zeit7.C3:.E5];[$Verteilung.$J$31:$Verteilung.$L$33])" office:value-type="float" office:value="37.1554504792024" calcext:value-type="float">
            <text:p>37,1554504792024</text:p>
          </table:table-cell>
          <table:table-cell table:style-name="ce47" table:formula="of:=SUMPRODUCT([Zeit7.D3:.F5];[$Verteilung.N31:$Verteilung.P33])" office:value-type="float" office:value="15.3680239694647" calcext:value-type="float">
            <text:p>15,3680239694647</text:p>
          </table:table-cell>
          <table:table-cell table:style-name="ce47" table:formula="of:=SUMPRODUCT([Zeit7.E3:.F5];[$Verteilung.S31:$Verteilung.T33])" office:value-type="float" office:value="8.52811090336814" calcext:value-type="float">
            <text:p>8,52811090336814</text:p>
          </table:table-cell>
          <table:table-cell table:number-columns-repeated="1018"/>
        </table:table-row>
        <table:table-row table:style-name="ro1">
          <table:table-cell table:style-name="ce47" table:formula="of:=SUMPRODUCT([Zeit7.A4:.B5];[$Verteilung.B36:$Verteilung.C37])" office:value-type="float" office:value="140.928849140054" calcext:value-type="float">
            <text:p>140,928849140054</text:p>
          </table:table-cell>
          <table:table-cell table:style-name="ce47" table:formula="of:=SUMPRODUCT([Zeit7.A4:.C5];[$Verteilung.F36:$Verteilung.H37])" office:value-type="float" office:value="191.269304257621" calcext:value-type="float">
            <text:p>191,269304257621</text:p>
          </table:table-cell>
          <table:table-cell table:style-name="ce47" table:formula="of:=SUMPRODUCT([Zeit7.B4:.D5];[$Verteilung.$J$36:$Verteilung.$L$37])" office:value-type="float" office:value="107.50568471622" calcext:value-type="float">
            <text:p>107,50568471622</text:p>
          </table:table-cell>
          <table:table-cell table:style-name="ce47" table:formula="of:=SUMPRODUCT([Zeit7.C4:.E5];[$Verteilung.$J$36:$Verteilung.$L$37])" office:value-type="float" office:value="38.0895163062434" calcext:value-type="float">
            <text:p>38,0895163062434</text:p>
          </table:table-cell>
          <table:table-cell table:style-name="ce47" table:formula="of:=SUMPRODUCT([Zeit7.D4:.F5];[$Verteilung.N36:$Verteilung.P37])" office:value-type="float" office:value="11.4525977654698" calcext:value-type="float">
            <text:p>11,4525977654698</text:p>
          </table:table-cell>
          <table:table-cell table:style-name="ce47" table:formula="of:=SUMPRODUCT([Zeit7.E4:.F5];[$Verteilung.S36:$Verteilung.T37])" office:value-type="float" office:value="4.58700076859036" calcext:value-type="float">
            <text:p>4,58700076859036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A1:Zeit8.F1 Zeit8.A4:Zeit8.F5 Zeit8.A2:Zeit8.B3 Zeit8.D2:Zeit8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C2:Zeit8.C3 Zeit8.D2:Zeit8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2"/>
        <table:table-column table:style-name="co8" table:default-cell-style-name="ce2"/>
        <table:table-column table:style-name="co1" table:number-columns-repeated="1009" table:default-cell-style-name="ce2"/>
        <table:table-row table:style-name="ro1">
          <table:table-cell table:style-name="ce50" table:formula="of:==SUMPRODUCT([Zeit8.A1:.B2];[$Verteilung.B19:$Verteilung.C20])" office:value-type="float" office:value="2.33818935736798" calcext:value-type="float">
            <text:p>2,33818935736798</text:p>
          </table:table-cell>
          <table:table-cell table:style-name="ce50" table:formula="of:=SUMPRODUCT([Zeit8.A1:.C2];[$Verteilung.F19:$Verteilung.H20])" office:value-type="float" office:value="3.25011197419633" calcext:value-type="float">
            <text:p>3,25011197419633</text:p>
          </table:table-cell>
          <table:table-cell table:style-name="ce50" table:formula="of:=SUMPRODUCT([Zeit8.B1:.D2];[$Verteilung.$J$19:$Verteilung.$L$20])" office:value-type="float" office:value="3.73428757909417" calcext:value-type="float">
            <text:p>3,73428757909417</text:p>
          </table:table-cell>
          <table:table-cell table:style-name="ce50" table:formula="of:=SUMPRODUCT([Zeit8.C1:.E2];[$Verteilung.$J$19:$Verteilung.$L$20])" office:value-type="float" office:value="4.310911788815" calcext:value-type="float">
            <text:p>4,310911788815</text:p>
          </table:table-cell>
          <table:table-cell table:style-name="ce50" table:formula="of:=SUMPRODUCT([Zeit8.D1:.F2];[$Verteilung.N19:$Verteilung.P20])" office:value-type="float" office:value="4.67058608053608" calcext:value-type="float">
            <text:p>4,67058608053608</text:p>
          </table:table-cell>
          <table:table-cell table:style-name="ce50" table:formula="of:=SUMPRODUCT([Zeit8.E1:.F2];[$Verteilung.S19:$Verteilung.T20])" office:value-type="float" office:value="3.8892739449232" calcext:value-type="float">
            <text:p>3,8892739449232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50" table:formula="of:=SUMPRODUCT([Zeit8.A1:.B3];[$Verteilung.B23:$Verteilung.C25])" office:value-type="float" office:value="11.2796470375584" calcext:value-type="float">
            <text:p>11,2796470375584</text:p>
          </table:table-cell>
          <table:table-cell table:style-name="ce50" table:formula="of:=SUMPRODUCT([Zeit8.A1:.C3];[$Verteilung.F23:$Verteilung.H25])" office:value-type="float" office:value="13.6645665657274" calcext:value-type="float">
            <text:p>13,6645665657274</text:p>
          </table:table-cell>
          <table:table-cell table:style-name="ce51" table:formula="of:=SUMPRODUCT([Zeit8.B1:.D3];[$Verteilung.$J$23:$Verteilung.$L$25])" office:value-type="float" office:value="12.2645298674856" calcext:value-type="float">
            <text:p>12,2645298674856</text:p>
          </table:table-cell>
          <table:table-cell table:style-name="ce52" table:formula="of:=SUMPRODUCT([Zeit8.C1:.E3];[$Verteilung.$J$23:$Verteilung.$L$25])" office:value-type="float" office:value="10.7411096132506" calcext:value-type="float">
            <text:p>10,7411096132506</text:p>
          </table:table-cell>
          <table:table-cell table:style-name="ce50" table:formula="of:=SUMPRODUCT([Zeit8.D1:.F3];[$Verteilung.N23:$Verteilung.P25])" office:value-type="float" office:value="9.4567055777186" calcext:value-type="float">
            <text:p>9,4567055777186</text:p>
          </table:table-cell>
          <table:table-cell table:style-name="ce50" table:formula="of:=SUMPRODUCT([Zeit8.E1:.F3];[$Verteilung.S23:$Verteilung.T25])" office:value-type="float" office:value="7.61522288676867" calcext:value-type="float">
            <text:p>7,61522288676867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50" table:formula="of:=SUMPRODUCT([Zeit8.A2:.B4];[$Verteilung.B27:$Verteilung.C29])" office:value-type="float" office:value="42.2284039508511" calcext:value-type="float">
            <text:p>42,2284039508511</text:p>
          </table:table-cell>
          <table:table-cell table:style-name="ce50" table:formula="of:=SUMPRODUCT([Zeit8.A2:.C4];[$Verteilung.F27:$Verteilung.H29])" office:value-type="float" office:value="47.1613245414181" calcext:value-type="float">
            <text:p>47,1613245414181</text:p>
          </table:table-cell>
          <table:table-cell table:style-name="ce51" table:formula="of:=SUMPRODUCT([Zeit8.B2:.D4];[$Verteilung.$J$27:$Verteilung.$L$29])" office:value-type="float" office:value="36.4823797139899" calcext:value-type="float">
            <text:p>36,4823797139899</text:p>
          </table:table-cell>
          <table:table-cell table:style-name="ce50" table:formula="of:=SUMPRODUCT([Zeit8.C2:.E4];[$Verteilung.$J$27:$Verteilung.$L$29])" office:value-type="float" office:value="23.5022806433537" calcext:value-type="float">
            <text:p>23,5022806433537</text:p>
          </table:table-cell>
          <table:table-cell table:style-name="ce50" table:formula="of:=SUMPRODUCT([Zeit8.D2:.F4];[$Verteilung.N27:$Verteilung.P29])" office:value-type="float" office:value="15.3495129459771" calcext:value-type="float">
            <text:p>15,3495129459771</text:p>
          </table:table-cell>
          <table:table-cell table:style-name="ce50" table:formula="of:=SUMPRODUCT([Zeit8.E2:.F4];[$Verteilung.S27:$Verteilung.T29])" office:value-type="float" office:value="10.0616190004973" calcext:value-type="float">
            <text:p>10,0616190004973</text:p>
          </table:table-cell>
          <table:table-cell table:number-columns-repeated="1018"/>
        </table:table-row>
        <table:table-row table:style-name="ro1">
          <table:table-cell table:style-name="ce50" table:formula="of:=SUMPRODUCT([Zeit8.A3:.B5];[$Verteilung.B31:$Verteilung.C33])" office:value-type="float" office:value="106.081875461486" calcext:value-type="float">
            <text:p>106,081875461486</text:p>
          </table:table-cell>
          <table:table-cell table:style-name="ce50" table:formula="of:=SUMPRODUCT([Zeit8.A3:.C5];[$Verteilung.F31:$Verteilung.H33])" office:value-type="float" office:value="112.831677014344" calcext:value-type="float">
            <text:p>112,831677014344</text:p>
          </table:table-cell>
          <table:table-cell table:style-name="ce50" table:formula="of:=SUMPRODUCT([Zeit8.B3:.D5];[$Verteilung.$J$31:$Verteilung.$L$33])" office:value-type="float" office:value="82.0893271416647" calcext:value-type="float">
            <text:p>82,0893271416647</text:p>
          </table:table-cell>
          <table:table-cell table:style-name="ce50" table:formula="of:=SUMPRODUCT([Zeit8.C3:.E5];[$Verteilung.$J$31:$Verteilung.$L$33])" office:value-type="float" office:value="39.2145254015753" calcext:value-type="float">
            <text:p>39,2145254015753</text:p>
          </table:table-cell>
          <table:table-cell table:style-name="ce50" table:formula="of:=SUMPRODUCT([Zeit8.D3:.F5];[$Verteilung.N31:$Verteilung.P33])" office:value-type="float" office:value="16.8026480315201" calcext:value-type="float">
            <text:p>16,8026480315201</text:p>
          </table:table-cell>
          <table:table-cell table:style-name="ce50" table:formula="of:=SUMPRODUCT([Zeit8.E3:.F5];[$Verteilung.S31:$Verteilung.T33])" office:value-type="float" office:value="9.02002166663348" calcext:value-type="float">
            <text:p>9,02002166663348</text:p>
          </table:table-cell>
          <table:table-cell table:number-columns-repeated="1018"/>
        </table:table-row>
        <table:table-row table:style-name="ro1">
          <table:table-cell table:style-name="ce50" table:formula="of:=SUMPRODUCT([Zeit8.A4:.B5];[$Verteilung.B36:$Verteilung.C37])" office:value-type="float" office:value="137.939068249678" calcext:value-type="float">
            <text:p>137,939068249678</text:p>
          </table:table-cell>
          <table:table-cell table:style-name="ce50" table:formula="of:=SUMPRODUCT([Zeit8.A4:.C5];[$Verteilung.F36:$Verteilung.H37])" office:value-type="float" office:value="171.279740100001" calcext:value-type="float">
            <text:p>171,279740100001</text:p>
          </table:table-cell>
          <table:table-cell table:style-name="ce50" table:formula="of:=SUMPRODUCT([Zeit8.B4:.D5];[$Verteilung.$J$36:$Verteilung.$L$37])" office:value-type="float" office:value="103.146843160236" calcext:value-type="float">
            <text:p>103,146843160236</text:p>
          </table:table-cell>
          <table:table-cell table:style-name="ce50" table:formula="of:=SUMPRODUCT([Zeit8.C4:.E5];[$Verteilung.$J$36:$Verteilung.$L$37])" office:value-type="float" office:value="40.6514731804729" calcext:value-type="float">
            <text:p>40,6514731804729</text:p>
          </table:table-cell>
          <table:table-cell table:style-name="ce50" table:formula="of:=SUMPRODUCT([Zeit8.D4:.F5];[$Verteilung.N36:$Verteilung.P37])" office:value-type="float" office:value="13.4576334632901" calcext:value-type="float">
            <text:p>13,4576334632901</text:p>
          </table:table-cell>
          <table:table-cell table:style-name="ce50" table:formula="of:=SUMPRODUCT([Zeit8.E4:.F5];[$Verteilung.S36:$Verteilung.T37])" office:value-type="float" office:value="5.48450405956984" calcext:value-type="float">
            <text:p>5,48450405956984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A1:Zeit9.F1 Zeit9.A4:Zeit9.F5 Zeit9.A2:Zeit9.B3 Zeit9.D2:Zeit9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C2:Zeit9.C3 Zeit9.D2:Zeit9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2"/>
        <table:table-column table:style-name="co9" table:default-cell-style-name="ce2"/>
        <table:table-column table:style-name="co1" table:number-columns-repeated="1009" table:default-cell-style-name="ce2"/>
        <table:table-row table:style-name="ro1">
          <table:table-cell table:style-name="ce53" table:formula="of:==SUMPRODUCT([Zeit9.A1:.B2];[$Verteilung.B19:$Verteilung.C20])" office:value-type="float" office:value="3.24889583613273" calcext:value-type="float">
            <text:p>3,24889583613273</text:p>
          </table:table-cell>
          <table:table-cell table:style-name="ce53" table:formula="of:=SUMPRODUCT([Zeit9.A1:.C2];[$Verteilung.F19:$Verteilung.H20])" office:value-type="float" office:value="4.36428889295642" calcext:value-type="float">
            <text:p>4,36428889295642</text:p>
          </table:table-cell>
          <table:table-cell table:style-name="ce53" table:formula="of:=SUMPRODUCT([Zeit9.B1:.D2];[$Verteilung.$J$19:$Verteilung.$L$20])" office:value-type="float" office:value="4.70299122261549" calcext:value-type="float">
            <text:p>4,70299122261549</text:p>
          </table:table-cell>
          <table:table-cell table:style-name="ce53" table:formula="of:=SUMPRODUCT([Zeit9.C1:.E2];[$Verteilung.$J$19:$Verteilung.$L$20])" office:value-type="float" office:value="5.01178125916217" calcext:value-type="float">
            <text:p>5,01178125916217</text:p>
          </table:table-cell>
          <table:table-cell table:style-name="ce53" table:formula="of:=SUMPRODUCT([Zeit9.D1:.F2];[$Verteilung.N19:$Verteilung.P20])" office:value-type="float" office:value="5.14708516053935" calcext:value-type="float">
            <text:p>5,14708516053935</text:p>
          </table:table-cell>
          <table:table-cell table:style-name="ce53" table:formula="of:=SUMPRODUCT([Zeit9.E1:.F2];[$Verteilung.S19:$Verteilung.T20])" office:value-type="float" office:value="4.25917026740485" calcext:value-type="float">
            <text:p>4,25917026740485</text:p>
          </table:table-cell>
          <table:table-cell table:number-columns-repeated="8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 table:style-name="ce53" table:formula="of:=SUMPRODUCT([Zeit9.A1:.B3];[$Verteilung.B23:$Verteilung.C25])" office:value-type="float" office:value="13.4781898778657" calcext:value-type="float">
            <text:p>13,4781898778657</text:p>
          </table:table-cell>
          <table:table-cell table:style-name="ce53" table:formula="of:=SUMPRODUCT([Zeit9.A1:.C3];[$Verteilung.F23:$Verteilung.H25])" office:value-type="float" office:value="16.0387905339575" calcext:value-type="float">
            <text:p>16,0387905339575</text:p>
          </table:table-cell>
          <table:table-cell table:style-name="ce54" table:formula="of:=SUMPRODUCT([Zeit9.B1:.D3];[$Verteilung.$J$23:$Verteilung.$L$25])" office:value-type="float" office:value="14.1362640402924" calcext:value-type="float">
            <text:p>14,1362640402924</text:p>
          </table:table-cell>
          <table:table-cell table:style-name="ce55" table:formula="of:=SUMPRODUCT([Zeit9.C1:.E3];[$Verteilung.$J$23:$Verteilung.$L$25])" office:value-type="float" office:value="11.7506629985909" calcext:value-type="float">
            <text:p>11,7506629985909</text:p>
          </table:table-cell>
          <table:table-cell table:style-name="ce53" table:formula="of:=SUMPRODUCT([Zeit9.D1:.F3];[$Verteilung.N23:$Verteilung.P25])" office:value-type="float" office:value="9.81316960839965" calcext:value-type="float">
            <text:p>9,81316960839965</text:p>
          </table:table-cell>
          <table:table-cell table:style-name="ce53" table:formula="of:=SUMPRODUCT([Zeit9.E1:.F3];[$Verteilung.S23:$Verteilung.T25])" office:value-type="float" office:value="7.72412738842467" calcext:value-type="float">
            <text:p>7,72412738842467</text:p>
          </table:table-cell>
          <table:table-cell table:number-columns-repeated="8"/>
          <table:table-cell table:style-name="ce16" table:formula="of:=SUM([.A1:.F5])" office:value-type="float" office:value="1100" calcext:value-type="float">
            <text:p>1100</text:p>
          </table:table-cell>
          <table:table-cell table:number-columns-repeated="1009"/>
        </table:table-row>
        <table:table-row table:style-name="ro1">
          <table:table-cell table:style-name="ce53" table:formula="of:=SUMPRODUCT([Zeit9.A2:.B4];[$Verteilung.B27:$Verteilung.C29])" office:value-type="float" office:value="45.1326812311201" calcext:value-type="float">
            <text:p>45,1326812311201</text:p>
          </table:table-cell>
          <table:table-cell table:style-name="ce53" table:formula="of:=SUMPRODUCT([Zeit9.A2:.C4];[$Verteilung.F27:$Verteilung.H29])" office:value-type="float" office:value="49.6645540588643" calcext:value-type="float">
            <text:p>49,6645540588643</text:p>
          </table:table-cell>
          <table:table-cell table:style-name="ce54" table:formula="of:=SUMPRODUCT([Zeit9.B2:.D4];[$Verteilung.$J$27:$Verteilung.$L$29])" office:value-type="float" office:value="38.5159052583489" calcext:value-type="float">
            <text:p>38,5159052583489</text:p>
          </table:table-cell>
          <table:table-cell table:style-name="ce53" table:formula="of:=SUMPRODUCT([Zeit9.C2:.E4];[$Verteilung.$J$27:$Verteilung.$L$29])" office:value-type="float" office:value="24.8317974516168" calcext:value-type="float">
            <text:p>24,8317974516168</text:p>
          </table:table-cell>
          <table:table-cell table:style-name="ce53" table:formula="of:=SUMPRODUCT([Zeit9.D2:.F4];[$Verteilung.N27:$Verteilung.P29])" office:value-type="float" office:value="15.6041729487556" calcext:value-type="float">
            <text:p>15,6041729487556</text:p>
          </table:table-cell>
          <table:table-cell table:style-name="ce53" table:formula="of:=SUMPRODUCT([Zeit9.E2:.F4];[$Verteilung.S27:$Verteilung.T29])" office:value-type="float" office:value="10.1778812623289" calcext:value-type="float">
            <text:p>10,1778812623289</text:p>
          </table:table-cell>
          <table:table-cell table:number-columns-repeated="1018"/>
        </table:table-row>
        <table:table-row table:style-name="ro1">
          <table:table-cell table:style-name="ce53" table:formula="of:=SUMPRODUCT([Zeit9.A3:.B5];[$Verteilung.B31:$Verteilung.C33])" office:value-type="float" office:value="104.73854836676" calcext:value-type="float">
            <text:p>104,73854836676</text:p>
          </table:table-cell>
          <table:table-cell table:style-name="ce53" table:formula="of:=SUMPRODUCT([Zeit9.A3:.C5];[$Verteilung.F31:$Verteilung.H33])" office:value-type="float" office:value="109.820904839048" calcext:value-type="float">
            <text:p>109,820904839048</text:p>
          </table:table-cell>
          <table:table-cell table:style-name="ce53" table:formula="of:=SUMPRODUCT([Zeit9.B3:.D5];[$Verteilung.$J$31:$Verteilung.$L$33])" office:value-type="float" office:value="80.3739363262504" calcext:value-type="float">
            <text:p>80,3739363262504</text:p>
          </table:table-cell>
          <table:table-cell table:style-name="ce53" table:formula="of:=SUMPRODUCT([Zeit9.C3:.E5];[$Verteilung.$J$31:$Verteilung.$L$33])" office:value-type="float" office:value="40.7782542088009" calcext:value-type="float">
            <text:p>40,7782542088009</text:p>
          </table:table-cell>
          <table:table-cell table:style-name="ce53" table:formula="of:=SUMPRODUCT([Zeit9.D3:.F5];[$Verteilung.N31:$Verteilung.P33])" office:value-type="float" office:value="18.1865273655143" calcext:value-type="float">
            <text:p>18,1865273655143</text:p>
          </table:table-cell>
          <table:table-cell table:style-name="ce53" table:formula="of:=SUMPRODUCT([Zeit9.E3:.F5];[$Verteilung.S31:$Verteilung.T33])" office:value-type="float" office:value="9.59738631053029" calcext:value-type="float">
            <text:p>9,59738631053029</text:p>
          </table:table-cell>
          <table:table-cell table:number-columns-repeated="1018"/>
        </table:table-row>
        <table:table-row table:style-name="ro1">
          <table:table-cell table:style-name="ce53" table:formula="of:=SUMPRODUCT([Zeit9.A4:.B5];[$Verteilung.B36:$Verteilung.C37])" office:value-type="float" office:value="134.183387017947" calcext:value-type="float">
            <text:p>134,183387017947</text:p>
          </table:table-cell>
          <table:table-cell table:style-name="ce53" table:formula="of:=SUMPRODUCT([Zeit9.A4:.C5];[$Verteilung.F36:$Verteilung.H37])" office:value-type="float" office:value="155.648500649218" calcext:value-type="float">
            <text:p>155,648500649218</text:p>
          </table:table-cell>
          <table:table-cell table:style-name="ce53" table:formula="of:=SUMPRODUCT([Zeit9.B4:.D5];[$Verteilung.$J$36:$Verteilung.$L$37])" office:value-type="float" office:value="98.7873130040399" calcext:value-type="float">
            <text:p>98,7873130040399</text:p>
          </table:table-cell>
          <table:table-cell table:style-name="ce53" table:formula="of:=SUMPRODUCT([Zeit9.C4:.E5];[$Verteilung.$J$36:$Verteilung.$L$37])" office:value-type="float" office:value="42.5352293675686" calcext:value-type="float">
            <text:p>42,5352293675686</text:p>
          </table:table-cell>
          <table:table-cell table:style-name="ce53" table:formula="of:=SUMPRODUCT([Zeit9.D4:.F5];[$Verteilung.N36:$Verteilung.P37])" office:value-type="float" office:value="15.3259002001986" calcext:value-type="float">
            <text:p>15,3259002001986</text:p>
          </table:table-cell>
          <table:table-cell table:style-name="ce53" table:formula="of:=SUMPRODUCT([Zeit9.E4:.F5];[$Verteilung.S36:$Verteilung.T37])" office:value-type="float" office:value="6.42170304674779" calcext:value-type="float">
            <text:p>6,42170304674779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A1:Zeit10.F1 Zeit10.A4:Zeit10.F5 Zeit10.A2:Zeit10.B3 Zeit10.D2:Zeit10.F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C2:Zeit10.C3 Zeit10.D2:Zeit10.D2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10" table:number-columns-repeated="1024" table:default-cell-style-name="Default"/>
        <table:table-row table:style-name="ro2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/>
          <table:table-cell table:number-columns-repeated="3"/>
          <table:table-cell table:style-name="ce64" office:value-type="string" calcext:value-type="string">
            <text:p>Die grünen Felder zeigen als Ergebnis die Summe der Gewichtungen in der Teil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67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/>
          <table:table-cell table:style-name="ce61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61" office:value-type="string" calcext:value-type="string">
            <text:p>Kante</text:p>
          </table:table-cell>
          <table:table-cell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6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62"/>
          <table:table-cell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 table:style-name="ce6" office:value-type="string" calcext:value-type="string">
            <text:p>Diffusionskoeffizient</text:p>
          </table:table-cell>
          <table:table-cell table:number-columns-repeated="3"/>
          <table:table-cell table:style-name="ce62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62"/>
          <table:table-cell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6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62"/>
          <table:table-cell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3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3">
          <table:table-cell table:number-columns-repeated="4"/>
          <table:table-cell table:style-name="ce62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62"/>
          <table:table-cell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61" office:value-type="string" calcext:value-type="string">
            <text:p>Kante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61" office:value-type="string" calcext:value-type="string">
            <text:p>Kante</text:p>
          </table:table-cell>
          <table:table-cell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3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8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3">
          <table:table-cell/>
          <table:table-cell table:style-name="ce58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24"/>
          <table:table-cell table:style-name="ce77" office:value-type="string" calcext:value-type="string">
            <text:p>Ränderdefinition</text:p>
          </table:table-cell>
          <table:table-cell table:number-columns-repeated="997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26" office:value-type="string" calcext:value-type="string">
            <text:p>Ecke</text:p>
          </table:table-cell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 table:style-name="ce26" office:value-type="string" calcext:value-type="string">
            <text:p>Ecke</text:p>
          </table:table-cell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number-columns-repeated="7" table:style-name="ce7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61" office:value-type="string" calcext:value-type="string">
            <text:p>Kante</text:p>
          </table:table-cell>
          <table:table-cell table:style-name="ce12" table:formula="of:=[.B5]/[.Y27]" office:value-type="float" office:value="0.829513105638569" calcext:value-type="float">
            <text:p>0,829513105638569</text:p>
          </table:table-cell>
          <table:table-cell table:style-name="ce13" table:formula="of:=[.C5]/[.Z27]" office:value-type="float" office:value="0.0568641046305657" calcext:value-type="float">
            <text:p>0,056864104630566</text:p>
          </table:table-cell>
          <table:table-cell/>
          <table:table-cell table:style-name="ce61" office:value-type="string" calcext:value-type="string">
            <text:p>Kante</text:p>
          </table:table-cell>
          <table:table-cell table:style-name="ce11" table:formula="of:=[.A5]/[.Y27]" office:value-type="float" office:value="0.0629775284618455" calcext:value-type="float">
            <text:p>0,062977528461846</text:p>
          </table:table-cell>
          <table:table-cell table:style-name="ce10" table:formula="of:=[.B5]/[.Z27]" office:value-type="float" office:value="0.748989698127554" calcext:value-type="float">
            <text:p>0,748989698127554</text:p>
          </table:table-cell>
          <table:table-cell table:style-name="ce11" table:formula="of:=[.C5]/[.AA27]" office:value-type="float" office:value="0.0568641046305657" calcext:value-type="float">
            <text:p>0,056864104630566</text:p>
          </table:table-cell>
          <table:table-cell/>
          <table:table-cell table:style-name="ce11" table:formula="of:=[.A5]/[.Z27]" office:value-type="float" office:value="0.0568641046305657" calcext:value-type="float">
            <text:p>0,056864104630566</text:p>
          </table:table-cell>
          <table:table-cell table:style-name="ce10" table:formula="of:=[.B5]/[.AA27]" office:value-type="float" office:value="0.748989698127554" calcext:value-type="float">
            <text:p>0,748989698127554</text:p>
          </table:table-cell>
          <table:table-cell table:style-name="ce11" table:formula="of:=[.C5]/[.AB27]" office:value-type="float" office:value="0.0568641046305657" calcext:value-type="float">
            <text:p>0,056864104630566</text:p>
          </table:table-cell>
          <table:table-cell/>
          <table:table-cell table:style-name="ce11" table:formula="of:=[.A5]/[.AA27]" office:value-type="float" office:value="0.0568641046305657" calcext:value-type="float">
            <text:p>0,056864104630566</text:p>
          </table:table-cell>
          <table:table-cell table:style-name="ce10" table:formula="of:=[.B5]/[.AB27]" office:value-type="float" office:value="0.748989698127554" calcext:value-type="float">
            <text:p>0,748989698127554</text:p>
          </table:table-cell>
          <table:table-cell table:style-name="ce11" table:formula="of:=[.C5]/[.AC27]" office:value-type="float" office:value="0.0629775284618455" calcext:value-type="float">
            <text:p>0,062977528461846</text:p>
          </table:table-cell>
          <table:table-cell table:style-name="ce61" office:value-type="string" calcext:value-type="string">
            <text:p>Kante</text:p>
          </table:table-cell>
          <table:table-cell/>
          <table:table-cell table:style-name="ce11" table:formula="of:=[.A5]/[.AB27]" office:value-type="float" office:value="0.0568641046305657" calcext:value-type="float">
            <text:p>0,056864104630566</text:p>
          </table:table-cell>
          <table:table-cell table:style-name="ce10" table:formula="of:=[.B5]/[.AC27]" office:value-type="float" office:value="0.829513105638569" calcext:value-type="float">
            <text:p>0,829513105638569</text:p>
          </table:table-cell>
          <table:table-cell table:style-name="ce61" office:value-type="string" calcext:value-type="string">
            <text:p>Kante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62"/>
          <table:table-cell table:style-name="ce13" table:formula="of:=[.B6]/[.Y28]" office:value-type="float" office:value="0.0568641046305657" calcext:value-type="float">
            <text:p>0,056864104630566</text:p>
          </table:table-cell>
          <table:table-cell table:style-name="ce13" table:formula="of:=[.C6]/[.Z28]" office:value-type="float" office:value="0.0353553390593274" calcext:value-type="float">
            <text:p>0,035355339059327</text:p>
          </table:table-cell>
          <table:table-cell/>
          <table:table-cell table:style-name="ce62"/>
          <table:table-cell table:style-name="ce11" table:formula="of:=[.A6]/[.Y28]" office:value-type="float" office:value="0.0402089939903744" calcext:value-type="float">
            <text:p>0,040208993990374</text:p>
          </table:table-cell>
          <table:table-cell table:style-name="ce11" table:formula="of:=[.B6]/[.Z28]" office:value-type="float" office:value="0.05" calcext:value-type="float">
            <text:p>0,05</text:p>
          </table:table-cell>
          <table:table-cell table:style-name="ce11" table:formula="of:=[.C6]/[.AA28]" office:value-type="float" office:value="0.0353553390593274" calcext:value-type="float">
            <text:p>0,035355339059327</text:p>
          </table:table-cell>
          <table:table-cell/>
          <table:table-cell table:style-name="ce11" table:formula="of:=[.A6]/[.Z28]" office:value-type="float" office:value="0.0353553390593274" calcext:value-type="float">
            <text:p>0,035355339059327</text:p>
          </table:table-cell>
          <table:table-cell table:style-name="ce11" table:formula="of:=[.B6]/[.AA28]" office:value-type="float" office:value="0.05" calcext:value-type="float">
            <text:p>0,05</text:p>
          </table:table-cell>
          <table:table-cell table:style-name="ce11" table:formula="of:=[.C6]/[.AB28]" office:value-type="float" office:value="0.0353553390593274" calcext:value-type="float">
            <text:p>0,035355339059327</text:p>
          </table:table-cell>
          <table:table-cell/>
          <table:table-cell table:style-name="ce11" table:formula="of:=[.A6]/[.AA28]" office:value-type="float" office:value="0.0353553390593274" calcext:value-type="float">
            <text:p>0,035355339059327</text:p>
          </table:table-cell>
          <table:table-cell table:style-name="ce11" table:formula="of:=[.B6]/[.AB28]" office:value-type="float" office:value="0.05" calcext:value-type="float">
            <text:p>0,05</text:p>
          </table:table-cell>
          <table:table-cell table:style-name="ce11" table:formula="of:=[.C6]/[.AC28]" office:value-type="float" office:value="0.0402089939903744" calcext:value-type="float">
            <text:p>0,040208993990374</text:p>
          </table:table-cell>
          <table:table-cell table:style-name="ce62"/>
          <table:table-cell/>
          <table:table-cell table:style-name="ce11" table:formula="of:=[.A6]/[.AB28]" office:value-type="float" office:value="0.0353553390593274" calcext:value-type="float">
            <text:p>0,035355339059327</text:p>
          </table:table-cell>
          <table:table-cell table:style-name="ce11" table:formula="of:=[.B6]/[.AC28]" office:value-type="float" office:value="0.0568641046305657" calcext:value-type="float">
            <text:p>0,056864104630566</text:p>
          </table:table-cell>
          <table:table-cell table:style-name="ce62"/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75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26" office:value-type="string" calcext:value-type="string">
            <text:p>Ecke</text:p>
          </table:table-cell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 table:style-name="ce26" office:value-type="string" calcext:value-type="string">
            <text:p>Ecke</text:p>
          </table:table-cell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62"/>
          <table:table-cell table:style-name="ce11" table:formula="of:=[.B4]/[.Y27]" office:value-type="float" office:value="0.0629775284618455" calcext:value-type="float">
            <text:p>0,062977528461846</text:p>
          </table:table-cell>
          <table:table-cell table:style-name="ce11" table:formula="of:=[.C4]/[.Z27]" office:value-type="float" office:value="0.0402089939903744" calcext:value-type="float">
            <text:p>0,040208993990374</text:p>
          </table:table-cell>
          <table:table-cell/>
          <table:table-cell table:style-name="ce62"/>
          <table:table-cell table:style-name="ce13" table:formula="of:=[.A4]/[.Y27]" office:value-type="float" office:value="0.0445318374377398" calcext:value-type="float">
            <text:p>0,04453183743774</text:p>
          </table:table-cell>
          <table:table-cell table:style-name="ce13" table:formula="of:=[.B4]/[.Z27]" office:value-type="float" office:value="0.0568641046305657" calcext:value-type="float">
            <text:p>0,056864104630566</text:p>
          </table:table-cell>
          <table:table-cell table:style-name="ce13" table:formula="of:=[.C4]/[.AA27]" office:value-type="float" office:value="0.0402089939903744" calcext:value-type="float">
            <text:p>0,040208993990374</text:p>
          </table:table-cell>
          <table:table-cell/>
          <table:table-cell table:style-name="ce13" table:formula="of:=[.A4]/[.Z27]" office:value-type="float" office:value="0.0402089939903744" calcext:value-type="float">
            <text:p>0,040208993990374</text:p>
          </table:table-cell>
          <table:table-cell table:style-name="ce13" table:formula="of:=[.B4]/[.AA27]" office:value-type="float" office:value="0.0568641046305657" calcext:value-type="float">
            <text:p>0,056864104630566</text:p>
          </table:table-cell>
          <table:table-cell table:style-name="ce13" table:formula="of:=[.C4]/[.AB27]" office:value-type="float" office:value="0.0402089939903744" calcext:value-type="float">
            <text:p>0,040208993990374</text:p>
          </table:table-cell>
          <table:table-cell/>
          <table:table-cell table:style-name="ce13" table:formula="of:=[.A4]/[.AA27]" office:value-type="float" office:value="0.0402089939903744" calcext:value-type="float">
            <text:p>0,040208993990374</text:p>
          </table:table-cell>
          <table:table-cell table:style-name="ce13" table:formula="of:=[.B4]/[.AB27]" office:value-type="float" office:value="0.0568641046305657" calcext:value-type="float">
            <text:p>0,056864104630566</text:p>
          </table:table-cell>
          <table:table-cell table:style-name="ce13" table:formula="of:=[.C4]/[.AC27]" office:value-type="float" office:value="0.0445318374377398" calcext:value-type="float">
            <text:p>0,04453183743774</text:p>
          </table:table-cell>
          <table:table-cell table:style-name="ce62"/>
          <table:table-cell/>
          <table:table-cell table:style-name="ce13" table:formula="of:=[.A4]/[.AB27]" office:value-type="float" office:value="0.0402089939903744" calcext:value-type="float">
            <text:p>0,040208993990374</text:p>
          </table:table-cell>
          <table:table-cell table:style-name="ce13" table:formula="of:=[.B4]/[.AC27]" office:value-type="float" office:value="0.0629775284618455" calcext:value-type="float">
            <text:p>0,062977528461846</text:p>
          </table:table-cell>
          <table:table-cell table:style-name="ce62"/>
          <table:table-cell table:number-columns-repeated="2"/>
          <table:table-cell table:style-name="ce75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61" office:value-type="string" calcext:value-type="string">
            <text:p>Kante</text:p>
          </table:table-cell>
          <table:table-cell table:style-name="ce10" table:formula="of:=[.B5]/[.Y28]" office:value-type="float" office:value="0.748989698127554" calcext:value-type="float">
            <text:p>0,748989698127554</text:p>
          </table:table-cell>
          <table:table-cell table:style-name="ce11" table:formula="of:=[.C5]/[.Z28]" office:value-type="float" office:value="0.05" calcext:value-type="float">
            <text:p>0,05</text:p>
          </table:table-cell>
          <table:table-cell/>
          <table:table-cell table:style-name="ce61" office:value-type="string" calcext:value-type="string">
            <text:p>Kante</text:p>
          </table:table-cell>
          <table:table-cell table:style-name="ce13" table:formula="of:=[.A5]/[.Y28]" office:value-type="float" office:value="0.0568641046305657" calcext:value-type="float">
            <text:p>0,056864104630566</text:p>
          </table:table-cell>
          <table:table-cell table:style-name="ce12" table:formula="of:=[.B5]/[.Z28]" office:value-type="float" office:value="0.65857864376269" calcext:value-type="float">
            <text:p>0,65857864376269</text:p>
          </table:table-cell>
          <table:table-cell table:style-name="ce13" table:formula="of:=[.C5]/[.AA28]" office:value-type="float" office:value="0.05" calcext:value-type="float">
            <text:p>0,05</text:p>
          </table:table-cell>
          <table:table-cell/>
          <table:table-cell table:style-name="ce13" table:formula="of:=[.A5]/[.Z28]" office:value-type="float" office:value="0.05" calcext:value-type="float">
            <text:p>0,05</text:p>
          </table:table-cell>
          <table:table-cell table:style-name="ce12" table:formula="of:=[.B5]/[.AA28]" office:value-type="float" office:value="0.65857864376269" calcext:value-type="float">
            <text:p>0,65857864376269</text:p>
          </table:table-cell>
          <table:table-cell table:style-name="ce13" table:formula="of:=[.C5]/[.AB28]" office:value-type="float" office:value="0.05" calcext:value-type="float">
            <text:p>0,05</text:p>
          </table:table-cell>
          <table:table-cell/>
          <table:table-cell table:style-name="ce13" table:formula="of:=[.A5]/[.AA28]" office:value-type="float" office:value="0.05" calcext:value-type="float">
            <text:p>0,05</text:p>
          </table:table-cell>
          <table:table-cell table:style-name="ce12" table:formula="of:=[.B5]/[.AB28]" office:value-type="float" office:value="0.65857864376269" calcext:value-type="float">
            <text:p>0,65857864376269</text:p>
          </table:table-cell>
          <table:table-cell table:style-name="ce13" table:formula="of:=[.C5]/[.AC28]" office:value-type="float" office:value="0.0568641046305657" calcext:value-type="float">
            <text:p>0,056864104630566</text:p>
          </table:table-cell>
          <table:table-cell table:style-name="ce61" office:value-type="string" calcext:value-type="string">
            <text:p>Kante</text:p>
          </table:table-cell>
          <table:table-cell/>
          <table:table-cell table:style-name="ce13" table:formula="of:=[.A5]/[.AB28]" office:value-type="float" office:value="0.05" calcext:value-type="float">
            <text:p>0,05</text:p>
          </table:table-cell>
          <table:table-cell table:style-name="ce12" table:formula="of:=[.B5]/[.AC28]" office:value-type="float" office:value="0.748989698127554" calcext:value-type="float">
            <text:p>0,748989698127554</text:p>
          </table:table-cell>
          <table:table-cell table:style-name="ce61" office:value-type="string" calcext:value-type="string">
            <text:p>Kante</text:p>
          </table:table-cell>
          <table:table-cell table:number-columns-repeated="2"/>
          <table:table-cell table:number-columns-repeated="7" table:style-name="ce7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62"/>
          <table:table-cell table:style-name="ce11" table:formula="of:=[.B6]/[.Y29]" office:value-type="float" office:value="0.0568641046305657" calcext:value-type="float">
            <text:p>0,056864104630566</text:p>
          </table:table-cell>
          <table:table-cell table:style-name="ce11" table:formula="of:=[.C6]/[.Z29]" office:value-type="float" office:value="0.0353553390593274" calcext:value-type="float">
            <text:p>0,035355339059327</text:p>
          </table:table-cell>
          <table:table-cell/>
          <table:table-cell table:style-name="ce62"/>
          <table:table-cell table:style-name="ce13" table:formula="of:=[.A6]/[.Y29]" office:value-type="float" office:value="0.0402089939903744" calcext:value-type="float">
            <text:p>0,040208993990374</text:p>
          </table:table-cell>
          <table:table-cell table:style-name="ce13" table:formula="of:=[.B6]/[.Z29]" office:value-type="float" office:value="0.05" calcext:value-type="float">
            <text:p>0,05</text:p>
          </table:table-cell>
          <table:table-cell table:style-name="ce13" table:formula="of:=[.C6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6]/[.Z29]" office:value-type="float" office:value="0.0353553390593274" calcext:value-type="float">
            <text:p>0,035355339059327</text:p>
          </table:table-cell>
          <table:table-cell table:style-name="ce13" table:formula="of:=[.B6]/[.AA29]" office:value-type="float" office:value="0.05" calcext:value-type="float">
            <text:p>0,05</text:p>
          </table:table-cell>
          <table:table-cell table:style-name="ce13" table:formula="of:=[.C6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6]/[.AA29]" office:value-type="float" office:value="0.0353553390593274" calcext:value-type="float">
            <text:p>0,035355339059327</text:p>
          </table:table-cell>
          <table:table-cell table:style-name="ce13" table:formula="of:=[.B6]/[.AB29]" office:value-type="float" office:value="0.05" calcext:value-type="float">
            <text:p>0,05</text:p>
          </table:table-cell>
          <table:table-cell table:style-name="ce13" table:formula="of:=[.C6]/[.AC29]" office:value-type="float" office:value="0.0402089939903744" calcext:value-type="float">
            <text:p>0,040208993990374</text:p>
          </table:table-cell>
          <table:table-cell table:style-name="ce62"/>
          <table:table-cell/>
          <table:table-cell table:style-name="ce13" table:formula="of:=[.A6]/[.AB29]" office:value-type="float" office:value="0.0353553390593274" calcext:value-type="float">
            <text:p>0,035355339059327</text:p>
          </table:table-cell>
          <table:table-cell table:style-name="ce13" table:formula="of:=[.B6]/[.AC29]" office:value-type="float" office:value="0.0568641046305657" calcext:value-type="float">
            <text:p>0,056864104630566</text:p>
          </table:table-cell>
          <table:table-cell table:style-name="ce62"/>
          <table:table-cell table:number-columns-repeated="1003"/>
        </table:table-row>
        <table:table-row table:style-name="ro3">
          <table:table-cell table:number-columns-repeated="26"/>
          <table:table-cell table:style-name="ce77" office:value-type="string" calcext:value-type="string">
            <text:p>Summe Gewichtungen </text:p>
          </table:table-cell>
          <table:table-cell table:number-columns-repeated="997"/>
        </table:table-row>
        <table:table-row table:style-name="ro3">
          <table:table-cell table:style-name="ce62"/>
          <table:table-cell table:style-name="ce11" table:formula="of:=[.B4]/[.Y28]" office:value-type="float" office:value="0.0568641046305657" calcext:value-type="float">
            <text:p>0,056864104630566</text:p>
          </table:table-cell>
          <table:table-cell table:style-name="ce11" table:formula="of:=[.C4]/[.Z28]" office:value-type="float" office:value="0.0353553390593274" calcext:value-type="float">
            <text:p>0,035355339059327</text:p>
          </table:table-cell>
          <table:table-cell/>
          <table:table-cell table:style-name="ce62"/>
          <table:table-cell table:style-name="ce13" table:formula="of:=[.A4]/[.Y28]" office:value-type="float" office:value="0.0402089939903744" calcext:value-type="float">
            <text:p>0,040208993990374</text:p>
          </table:table-cell>
          <table:table-cell table:style-name="ce13" table:formula="of:=[.B4]/[.Z28]" office:value-type="float" office:value="0.05" calcext:value-type="float">
            <text:p>0,05</text:p>
          </table:table-cell>
          <table:table-cell table:style-name="ce13" table:formula="of:=[.C4]/[.AA28]" office:value-type="float" office:value="0.0353553390593274" calcext:value-type="float">
            <text:p>0,035355339059327</text:p>
          </table:table-cell>
          <table:table-cell/>
          <table:table-cell table:style-name="ce13" table:formula="of:=[.A4]/[.Z28]" office:value-type="float" office:value="0.0353553390593274" calcext:value-type="float">
            <text:p>0,035355339059327</text:p>
          </table:table-cell>
          <table:table-cell table:style-name="ce13" table:formula="of:=[.B4]/[.AA28]" office:value-type="float" office:value="0.05" calcext:value-type="float">
            <text:p>0,05</text:p>
          </table:table-cell>
          <table:table-cell table:style-name="ce13" table:formula="of:=[.C4]/[.AB28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8]" office:value-type="float" office:value="0.0353553390593274" calcext:value-type="float">
            <text:p>0,035355339059327</text:p>
          </table:table-cell>
          <table:table-cell table:style-name="ce13" table:formula="of:=[.B4]/[.AB28]" office:value-type="float" office:value="0.05" calcext:value-type="float">
            <text:p>0,05</text:p>
          </table:table-cell>
          <table:table-cell table:style-name="ce13" table:formula="of:=[.C4]/[.AC28]" office:value-type="float" office:value="0.0402089939903744" calcext:value-type="float">
            <text:p>0,040208993990374</text:p>
          </table:table-cell>
          <table:table-cell table:style-name="ce62"/>
          <table:table-cell/>
          <table:table-cell table:style-name="ce13" table:formula="of:=[.A4]/[.AB28]" office:value-type="float" office:value="0.0353553390593274" calcext:value-type="float">
            <text:p>0,035355339059327</text:p>
          </table:table-cell>
          <table:table-cell table:style-name="ce13" table:formula="of:=[.B4]/[.AC28]" office:value-type="float" office:value="0.0568641046305657" calcext:value-type="float">
            <text:p>0,056864104630566</text:p>
          </table:table-cell>
          <table:table-cell table:style-name="ce62"/>
          <table:table-cell table:number-columns-repeated="3"/>
          <table:table-cell table:style-name="ce76" table:formula="of:=SUMPRODUCT([.$A$4:.$C$6];[.X18:.Z20])" office:value-type="float" office:value="79.3933982822018" calcext:value-type="float">
            <text:p>79,3933982822018</text:p>
          </table:table-cell>
          <table:table-cell table:style-name="ce76" table:formula="of:=SUMPRODUCT([.$A$4:.$C$6];[.Y18:.AA20])" office:value-type="float" office:value="87.9289321881345" calcext:value-type="float">
            <text:p>87,9289321881345</text:p>
          </table:table-cell>
          <table:table-cell table:style-name="ce76" table:formula="of:=SUMPRODUCT([.$A$4:.$C$6];[.Z18:.AB20])" office:value-type="float" office:value="87.9289321881345" calcext:value-type="float">
            <text:p>87,9289321881345</text:p>
          </table:table-cell>
          <table:table-cell table:style-name="ce76" table:formula="of:=SUMPRODUCT([.$A$4:.$C$6];[.AA18:.AC20])" office:value-type="float" office:value="87.9289321881345" calcext:value-type="float">
            <text:p>87,9289321881345</text:p>
          </table:table-cell>
          <table:table-cell table:style-name="ce76" table:formula="of:=SUMPRODUCT([.$A$4:.$C$6];[.AB18:.AD20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3">
          <table:table-cell table:style-name="ce61" office:value-type="string" calcext:value-type="string">
            <text:p>Kante</text:p>
          </table:table-cell>
          <table:table-cell table:style-name="ce10" table:formula="of:=[.B5]/[.Y29]" office:value-type="float" office:value="0.748989698127554" calcext:value-type="float">
            <text:p>0,748989698127554</text:p>
          </table:table-cell>
          <table:table-cell table:style-name="ce11" table:formula="of:=[.C5]/[.Z29]" office:value-type="float" office:value="0.05" calcext:value-type="float">
            <text:p>0,05</text:p>
          </table:table-cell>
          <table:table-cell/>
          <table:table-cell table:style-name="ce61" office:value-type="string" calcext:value-type="string">
            <text:p>Kante</text:p>
          </table:table-cell>
          <table:table-cell table:style-name="ce13" table:formula="of:=[.A5]/[.Y29]" office:value-type="float" office:value="0.0568641046305657" calcext:value-type="float">
            <text:p>0,056864104630566</text:p>
          </table:table-cell>
          <table:table-cell table:style-name="ce12" table:formula="of:=[.B5]/[.Z29]" office:value-type="float" office:value="0.65857864376269" calcext:value-type="float">
            <text:p>0,65857864376269</text:p>
          </table:table-cell>
          <table:table-cell table:style-name="ce13" table:formula="of:=[.C5]/[.AA29]" office:value-type="float" office:value="0.05" calcext:value-type="float">
            <text:p>0,05</text:p>
          </table:table-cell>
          <table:table-cell/>
          <table:table-cell table:style-name="ce13" table:formula="of:=[.A5]/[.Z29]" office:value-type="float" office:value="0.05" calcext:value-type="float">
            <text:p>0,05</text:p>
          </table:table-cell>
          <table:table-cell table:style-name="ce12" table:formula="of:=[.B5]/[.AA29]" office:value-type="float" office:value="0.65857864376269" calcext:value-type="float">
            <text:p>0,65857864376269</text:p>
          </table:table-cell>
          <table:table-cell table:style-name="ce13" table:formula="of:=[.C5]/[.AB29]" office:value-type="float" office:value="0.05" calcext:value-type="float">
            <text:p>0,05</text:p>
          </table:table-cell>
          <table:table-cell/>
          <table:table-cell table:style-name="ce13" table:formula="of:=[.A5]/[.AA29]" office:value-type="float" office:value="0.05" calcext:value-type="float">
            <text:p>0,05</text:p>
          </table:table-cell>
          <table:table-cell table:style-name="ce12" table:formula="of:=[.B5]/[.AB29]" office:value-type="float" office:value="0.65857864376269" calcext:value-type="float">
            <text:p>0,65857864376269</text:p>
          </table:table-cell>
          <table:table-cell table:style-name="ce13" table:formula="of:=[.C5]/[.AC29]" office:value-type="float" office:value="0.0568641046305657" calcext:value-type="float">
            <text:p>0,056864104630566</text:p>
          </table:table-cell>
          <table:table-cell table:style-name="ce61" office:value-type="string" calcext:value-type="string">
            <text:p>Kante</text:p>
          </table:table-cell>
          <table:table-cell/>
          <table:table-cell table:style-name="ce13" table:formula="of:=[.A5]/[.AB29]" office:value-type="float" office:value="0.05" calcext:value-type="float">
            <text:p>0,05</text:p>
          </table:table-cell>
          <table:table-cell table:style-name="ce12" table:formula="of:=[.B5]/[.AC29]" office:value-type="float" office:value="0.748989698127554" calcext:value-type="float">
            <text:p>0,748989698127554</text:p>
          </table:table-cell>
          <table:table-cell table:style-name="ce61" office:value-type="string" calcext:value-type="string">
            <text:p>Kante</text:p>
          </table:table-cell>
          <table:table-cell table:number-columns-repeated="3"/>
          <table:table-cell table:style-name="ce76" table:formula="of:=SUMPRODUCT([.$A$4:.$C$6];[.X19:.Z21])" office:value-type="float" office:value="87.9289321881345" calcext:value-type="float">
            <text:p>87,9289321881345</text:p>
          </table:table-cell>
          <table:table-cell table:style-name="ce76" table:formula="of:=SUMPRODUCT([.$A$4:.$C$6];[.Y19:.AA21])" office:value-type="float" office:value="100" calcext:value-type="float">
            <text:p>100</text:p>
          </table:table-cell>
          <table:table-cell table:style-name="ce76" table:formula="of:=SUMPRODUCT([.$A$4:.$C$6];[.Z19:.AB21])" office:value-type="float" office:value="100" calcext:value-type="float">
            <text:p>100</text:p>
          </table:table-cell>
          <table:table-cell table:style-name="ce76" table:formula="of:=SUMPRODUCT([.$A$4:.$C$6];[.AA19:.AC21])" office:value-type="float" office:value="100" calcext:value-type="float">
            <text:p>100</text:p>
          </table:table-cell>
          <table:table-cell table:style-name="ce76" table:formula="of:=SUMPRODUCT([.$A$4:.$C$6];[.AB19:.AD21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3">
          <table:table-cell table:style-name="ce62"/>
          <table:table-cell table:style-name="ce11" table:formula="of:=[.B6]/[.Y30]" office:value-type="float" office:value="0.0568641046305657" calcext:value-type="float">
            <text:p>0,056864104630566</text:p>
          </table:table-cell>
          <table:table-cell table:style-name="ce11" table:formula="of:=[.C6]/[.Z30]" office:value-type="float" office:value="0.0353553390593274" calcext:value-type="float">
            <text:p>0,035355339059327</text:p>
          </table:table-cell>
          <table:table-cell/>
          <table:table-cell table:style-name="ce62"/>
          <table:table-cell table:style-name="ce13" table:formula="of:=[.A6]/[.Y30]" office:value-type="float" office:value="0.0402089939903744" calcext:value-type="float">
            <text:p>0,040208993990374</text:p>
          </table:table-cell>
          <table:table-cell table:style-name="ce13" table:formula="of:=[.B6]/[.Z30]" office:value-type="float" office:value="0.05" calcext:value-type="float">
            <text:p>0,05</text:p>
          </table:table-cell>
          <table:table-cell table:style-name="ce13" table:formula="of:=[.C6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6]/[.Z30]" office:value-type="float" office:value="0.0353553390593274" calcext:value-type="float">
            <text:p>0,035355339059327</text:p>
          </table:table-cell>
          <table:table-cell table:style-name="ce13" table:formula="of:=[.B6]/[.AA30]" office:value-type="float" office:value="0.05" calcext:value-type="float">
            <text:p>0,05</text:p>
          </table:table-cell>
          <table:table-cell table:style-name="ce13" table:formula="of:=[.C6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6]/[.AA30]" office:value-type="float" office:value="0.0353553390593274" calcext:value-type="float">
            <text:p>0,035355339059327</text:p>
          </table:table-cell>
          <table:table-cell table:style-name="ce13" table:formula="of:=[.B6]/[.AB30]" office:value-type="float" office:value="0.05" calcext:value-type="float">
            <text:p>0,05</text:p>
          </table:table-cell>
          <table:table-cell table:style-name="ce13" table:formula="of:=[.C6]/[.AC30]" office:value-type="float" office:value="0.0402089939903744" calcext:value-type="float">
            <text:p>0,040208993990374</text:p>
          </table:table-cell>
          <table:table-cell table:style-name="ce62"/>
          <table:table-cell/>
          <table:table-cell table:style-name="ce13" table:formula="of:=[.A6]/[.AB30]" office:value-type="float" office:value="0.0353553390593274" calcext:value-type="float">
            <text:p>0,035355339059327</text:p>
          </table:table-cell>
          <table:table-cell table:style-name="ce13" table:formula="of:=[.B6]/[.AC30]" office:value-type="float" office:value="0.0568641046305657" calcext:value-type="float">
            <text:p>0,056864104630566</text:p>
          </table:table-cell>
          <table:table-cell table:style-name="ce62"/>
          <table:table-cell table:number-columns-repeated="3"/>
          <table:table-cell table:style-name="ce76" table:formula="of:=SUMPRODUCT([.$A$4:.$C$6];[.X20:.Z22])" office:value-type="float" office:value="87.9289321881345" calcext:value-type="float">
            <text:p>87,9289321881345</text:p>
          </table:table-cell>
          <table:table-cell table:style-name="ce76" table:formula="of:=SUMPRODUCT([.$A$4:.$C$6];[.Y20:.AA22])" office:value-type="float" office:value="100" calcext:value-type="float">
            <text:p>100</text:p>
          </table:table-cell>
          <table:table-cell table:style-name="ce76" table:formula="of:=SUMPRODUCT([.$A$4:.$C$6];[.Z20:.AB22])" office:value-type="float" office:value="100" calcext:value-type="float">
            <text:p>100</text:p>
          </table:table-cell>
          <table:table-cell table:style-name="ce76" table:formula="of:=SUMPRODUCT([.$A$4:.$C$6];[.AA20:.AC22])" office:value-type="float" office:value="100" calcext:value-type="float">
            <text:p>100</text:p>
          </table:table-cell>
          <table:table-cell table:style-name="ce76" table:formula="of:=SUMPRODUCT([.$A$4:.$C$6];[.AB20:.AD22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3">
          <table:table-cell table:number-columns-repeated="24"/>
          <table:table-cell table:style-name="ce76" table:formula="of:=SUMPRODUCT([.$A$4:.$C$6];[.X21:.Z23])" office:value-type="float" office:value="87.9289321881345" calcext:value-type="float">
            <text:p>87,9289321881345</text:p>
          </table:table-cell>
          <table:table-cell table:style-name="ce76" table:formula="of:=SUMPRODUCT([.$A$4:.$C$6];[.Y21:.AA23])" office:value-type="float" office:value="100" calcext:value-type="float">
            <text:p>100</text:p>
          </table:table-cell>
          <table:table-cell table:style-name="ce76" table:formula="of:=SUMPRODUCT([.$A$4:.$C$6];[.Z21:.AB23])" office:value-type="float" office:value="100" calcext:value-type="float">
            <text:p>100</text:p>
          </table:table-cell>
          <table:table-cell table:style-name="ce76" table:formula="of:=SUMPRODUCT([.$A$4:.$C$6];[.AA21:.AC23])" office:value-type="float" office:value="100" calcext:value-type="float">
            <text:p>100</text:p>
          </table:table-cell>
          <table:table-cell table:style-name="ce76" table:formula="of:=SUMPRODUCT([.$A$4:.$C$6];[.AB21:.AD23])" office:value-type="float" office:value="87.9289321881345" calcext:value-type="float">
            <text:p>87,9289321881345</text:p>
          </table:table-cell>
          <table:table-cell table:number-columns-repeated="995"/>
        </table:table-row>
        <table:table-row table:style-name="ro3">
          <table:table-cell table:style-name="ce62"/>
          <table:table-cell table:style-name="ce11" table:formula="of:=[.B4]/[.Y29]" office:value-type="float" office:value="0.0568641046305657" calcext:value-type="float">
            <text:p>0,056864104630566</text:p>
          </table:table-cell>
          <table:table-cell table:style-name="ce11" table:formula="of:=[.C4]/[.Z29]" office:value-type="float" office:value="0.0353553390593274" calcext:value-type="float">
            <text:p>0,035355339059327</text:p>
          </table:table-cell>
          <table:table-cell/>
          <table:table-cell table:style-name="ce62"/>
          <table:table-cell table:style-name="ce13" table:formula="of:=[.A4]/[.Y29]" office:value-type="float" office:value="0.0402089939903744" calcext:value-type="float">
            <text:p>0,040208993990374</text:p>
          </table:table-cell>
          <table:table-cell table:style-name="ce13" table:formula="of:=[.B4]/[.Z29]" office:value-type="float" office:value="0.05" calcext:value-type="float">
            <text:p>0,05</text:p>
          </table:table-cell>
          <table:table-cell table:style-name="ce13" table:formula="of:=[.C4]/[.AA29]" office:value-type="float" office:value="0.0353553390593274" calcext:value-type="float">
            <text:p>0,035355339059327</text:p>
          </table:table-cell>
          <table:table-cell/>
          <table:table-cell table:style-name="ce13" table:formula="of:=[.A4]/[.Z29]" office:value-type="float" office:value="0.0353553390593274" calcext:value-type="float">
            <text:p>0,035355339059327</text:p>
          </table:table-cell>
          <table:table-cell table:style-name="ce13" table:formula="of:=[.B4]/[.AA29]" office:value-type="float" office:value="0.05" calcext:value-type="float">
            <text:p>0,05</text:p>
          </table:table-cell>
          <table:table-cell table:style-name="ce13" table:formula="of:=[.C4]/[.AB29]" office:value-type="float" office:value="0.0353553390593274" calcext:value-type="float">
            <text:p>0,035355339059327</text:p>
          </table:table-cell>
          <table:table-cell/>
          <table:table-cell table:style-name="ce13" table:formula="of:=[.A4]/[.AA29]" office:value-type="float" office:value="0.0353553390593274" calcext:value-type="float">
            <text:p>0,035355339059327</text:p>
          </table:table-cell>
          <table:table-cell table:style-name="ce13" table:formula="of:=[.B4]/[.AB29]" office:value-type="float" office:value="0.05" calcext:value-type="float">
            <text:p>0,05</text:p>
          </table:table-cell>
          <table:table-cell table:style-name="ce13" table:formula="of:=[.C4]/[.AC29]" office:value-type="float" office:value="0.0402089939903744" calcext:value-type="float">
            <text:p>0,040208993990374</text:p>
          </table:table-cell>
          <table:table-cell table:style-name="ce62"/>
          <table:table-cell/>
          <table:table-cell table:style-name="ce13" table:formula="of:=[.A4]/[.AB29]" office:value-type="float" office:value="0.0353553390593274" calcext:value-type="float">
            <text:p>0,035355339059327</text:p>
          </table:table-cell>
          <table:table-cell table:style-name="ce13" table:formula="of:=[.B4]/[.AC29]" office:value-type="float" office:value="0.0568641046305657" calcext:value-type="float">
            <text:p>0,056864104630566</text:p>
          </table:table-cell>
          <table:table-cell table:style-name="ce62"/>
          <table:table-cell table:number-columns-repeated="3"/>
          <table:table-cell table:style-name="ce76" table:formula="of:=SUMPRODUCT([.$A$4:.$C$6];[.X22:.Z24])" office:value-type="float" office:value="79.3933982822018" calcext:value-type="float">
            <text:p>79,3933982822018</text:p>
          </table:table-cell>
          <table:table-cell table:style-name="ce76" table:formula="of:=SUMPRODUCT([.$A$4:.$C$6];[.Y22:.AA24])" office:value-type="float" office:value="87.9289321881345" calcext:value-type="float">
            <text:p>87,9289321881345</text:p>
          </table:table-cell>
          <table:table-cell table:style-name="ce76" table:formula="of:=SUMPRODUCT([.$A$4:.$C$6];[.Z22:.AB24])" office:value-type="float" office:value="87.9289321881345" calcext:value-type="float">
            <text:p>87,9289321881345</text:p>
          </table:table-cell>
          <table:table-cell table:style-name="ce76" table:formula="of:=SUMPRODUCT([.$A$4:.$C$6];[.AA22:.AC24])" office:value-type="float" office:value="87.9289321881345" calcext:value-type="float">
            <text:p>87,9289321881345</text:p>
          </table:table-cell>
          <table:table-cell table:style-name="ce76" table:formula="of:=SUMPRODUCT([.$A$4:.$C$6];[.AB22:.AD24])" office:value-type="float" office:value="79.3933982822018" calcext:value-type="float">
            <text:p>79,3933982822018</text:p>
          </table:table-cell>
          <table:table-cell table:number-columns-repeated="995"/>
        </table:table-row>
        <table:table-row table:style-name="ro3">
          <table:table-cell table:style-name="ce61" office:value-type="string" calcext:value-type="string">
            <text:p>Kante</text:p>
          </table:table-cell>
          <table:table-cell table:style-name="ce10" table:formula="of:=[.B5]/[.Y30]" office:value-type="float" office:value="0.748989698127554" calcext:value-type="float">
            <text:p>0,748989698127554</text:p>
          </table:table-cell>
          <table:table-cell table:style-name="ce11" table:formula="of:=[.C5]/[.Z30]" office:value-type="float" office:value="0.05" calcext:value-type="float">
            <text:p>0,05</text:p>
          </table:table-cell>
          <table:table-cell/>
          <table:table-cell table:style-name="ce61" office:value-type="string" calcext:value-type="string">
            <text:p>Kante</text:p>
          </table:table-cell>
          <table:table-cell table:style-name="ce13" table:formula="of:=[.A5]/[.Y30]" office:value-type="float" office:value="0.0568641046305657" calcext:value-type="float">
            <text:p>0,056864104630566</text:p>
          </table:table-cell>
          <table:table-cell table:style-name="ce12" table:formula="of:=[.B5]/[.Z30]" office:value-type="float" office:value="0.65857864376269" calcext:value-type="float">
            <text:p>0,65857864376269</text:p>
          </table:table-cell>
          <table:table-cell table:style-name="ce13" table:formula="of:=[.C5]/[.AA30]" office:value-type="float" office:value="0.05" calcext:value-type="float">
            <text:p>0,05</text:p>
          </table:table-cell>
          <table:table-cell/>
          <table:table-cell table:style-name="ce13" table:formula="of:=[.A5]/[.Z30]" office:value-type="float" office:value="0.05" calcext:value-type="float">
            <text:p>0,05</text:p>
          </table:table-cell>
          <table:table-cell table:style-name="ce12" table:formula="of:=[.B5]/[.AA30]" office:value-type="float" office:value="0.65857864376269" calcext:value-type="float">
            <text:p>0,65857864376269</text:p>
          </table:table-cell>
          <table:table-cell table:style-name="ce13" table:formula="of:=[.C5]/[.AB30]" office:value-type="float" office:value="0.05" calcext:value-type="float">
            <text:p>0,05</text:p>
          </table:table-cell>
          <table:table-cell/>
          <table:table-cell table:style-name="ce13" table:formula="of:=[.A5]/[.AA30]" office:value-type="float" office:value="0.05" calcext:value-type="float">
            <text:p>0,05</text:p>
          </table:table-cell>
          <table:table-cell table:style-name="ce12" table:formula="of:=[.B5]/[.AB30]" office:value-type="float" office:value="0.65857864376269" calcext:value-type="float">
            <text:p>0,65857864376269</text:p>
          </table:table-cell>
          <table:table-cell table:style-name="ce13" table:formula="of:=[.C5]/[.AC30]" office:value-type="float" office:value="0.0568641046305657" calcext:value-type="float">
            <text:p>0,056864104630566</text:p>
          </table:table-cell>
          <table:table-cell table:style-name="ce61" office:value-type="string" calcext:value-type="string">
            <text:p>Kante</text:p>
          </table:table-cell>
          <table:table-cell/>
          <table:table-cell table:style-name="ce13" table:formula="of:=[.A5]/[.AB30]" office:value-type="float" office:value="0.05" calcext:value-type="float">
            <text:p>0,05</text:p>
          </table:table-cell>
          <table:table-cell table:style-name="ce12" table:formula="of:=[.B5]/[.AC30]" office:value-type="float" office:value="0.748989698127554" calcext:value-type="float">
            <text:p>0,748989698127554</text:p>
          </table:table-cell>
          <table:table-cell table:style-name="ce61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62"/>
          <table:table-cell table:style-name="ce11" table:formula="of:=[.B6]/[.Y31]" office:value-type="float" office:value="0.0629775284618455" calcext:value-type="float">
            <text:p>0,062977528461846</text:p>
          </table:table-cell>
          <table:table-cell table:style-name="ce11" table:formula="of:=[.C6]/[.Z31]" office:value-type="float" office:value="0.0402089939903744" calcext:value-type="float">
            <text:p>0,040208993990374</text:p>
          </table:table-cell>
          <table:table-cell/>
          <table:table-cell table:style-name="ce62"/>
          <table:table-cell table:style-name="ce13" table:formula="of:=[.A6]/[.Y31]" office:value-type="float" office:value="0.0445318374377398" calcext:value-type="float">
            <text:p>0,04453183743774</text:p>
          </table:table-cell>
          <table:table-cell table:style-name="ce13" table:formula="of:=[.B6]/[.Z31]" office:value-type="float" office:value="0.0568641046305657" calcext:value-type="float">
            <text:p>0,056864104630566</text:p>
          </table:table-cell>
          <table:table-cell table:style-name="ce13" table:formula="of:=[.C6]/[.AA31]" office:value-type="float" office:value="0.0402089939903744" calcext:value-type="float">
            <text:p>0,040208993990374</text:p>
          </table:table-cell>
          <table:table-cell/>
          <table:table-cell table:style-name="ce13" table:formula="of:=[.A6]/[.Z31]" office:value-type="float" office:value="0.0402089939903744" calcext:value-type="float">
            <text:p>0,040208993990374</text:p>
          </table:table-cell>
          <table:table-cell table:style-name="ce13" table:formula="of:=[.B6]/[.AA31]" office:value-type="float" office:value="0.0568641046305657" calcext:value-type="float">
            <text:p>0,056864104630566</text:p>
          </table:table-cell>
          <table:table-cell table:style-name="ce13" table:formula="of:=[.C6]/[.AB31]" office:value-type="float" office:value="0.0402089939903744" calcext:value-type="float">
            <text:p>0,040208993990374</text:p>
          </table:table-cell>
          <table:table-cell/>
          <table:table-cell table:style-name="ce13" table:formula="of:=[.A6]/[.AA31]" office:value-type="float" office:value="0.0402089939903744" calcext:value-type="float">
            <text:p>0,040208993990374</text:p>
          </table:table-cell>
          <table:table-cell table:style-name="ce13" table:formula="of:=[.B6]/[.AB31]" office:value-type="float" office:value="0.0568641046305657" calcext:value-type="float">
            <text:p>0,056864104630566</text:p>
          </table:table-cell>
          <table:table-cell table:style-name="ce13" table:formula="of:=[.C6]/[.AC31]" office:value-type="float" office:value="0.0445318374377398" calcext:value-type="float">
            <text:p>0,04453183743774</text:p>
          </table:table-cell>
          <table:table-cell table:style-name="ce62"/>
          <table:table-cell/>
          <table:table-cell table:style-name="ce13" table:formula="of:=[.A6]/[.AB31]" office:value-type="float" office:value="0.0402089939903744" calcext:value-type="float">
            <text:p>0,040208993990374</text:p>
          </table:table-cell>
          <table:table-cell table:style-name="ce13" table:formula="of:=[.B6]/[.AC31]" office:value-type="float" office:value="0.0629775284618455" calcext:value-type="float">
            <text:p>0,062977528461846</text:p>
          </table:table-cell>
          <table:table-cell table:style-name="ce62"/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26" office:value-type="string" calcext:value-type="string">
            <text:p>Ecke</text:p>
          </table:table-cell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 table:style-name="ce26" office:value-type="string" calcext:value-type="string">
            <text:p>Ecke</text:p>
          </table:table-cell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style-name="ce62"/>
          <table:table-cell table:style-name="ce11" table:formula="of:=[.B4]/[.Y30]" office:value-type="float" office:value="0.0568641046305657" calcext:value-type="float">
            <text:p>0,056864104630566</text:p>
          </table:table-cell>
          <table:table-cell table:style-name="ce11" table:formula="of:=[.C4]/[.Z30]" office:value-type="float" office:value="0.0353553390593274" calcext:value-type="float">
            <text:p>0,035355339059327</text:p>
          </table:table-cell>
          <table:table-cell/>
          <table:table-cell table:style-name="ce62"/>
          <table:table-cell table:style-name="ce13" table:formula="of:=[.A4]/[.Y30]" office:value-type="float" office:value="0.0402089939903744" calcext:value-type="float">
            <text:p>0,040208993990374</text:p>
          </table:table-cell>
          <table:table-cell table:style-name="ce13" table:formula="of:=[.B4]/[.Z30]" office:value-type="float" office:value="0.05" calcext:value-type="float">
            <text:p>0,05</text:p>
          </table:table-cell>
          <table:table-cell table:style-name="ce13" table:formula="of:=[.C4]/[.AA30]" office:value-type="float" office:value="0.0353553390593274" calcext:value-type="float">
            <text:p>0,035355339059327</text:p>
          </table:table-cell>
          <table:table-cell/>
          <table:table-cell table:style-name="ce13" table:formula="of:=[.A4]/[.Z30]" office:value-type="float" office:value="0.0353553390593274" calcext:value-type="float">
            <text:p>0,035355339059327</text:p>
          </table:table-cell>
          <table:table-cell table:style-name="ce13" table:formula="of:=[.B4]/[.AA30]" office:value-type="float" office:value="0.05" calcext:value-type="float">
            <text:p>0,05</text:p>
          </table:table-cell>
          <table:table-cell table:style-name="ce13" table:formula="of:=[.C4]/[.AB30]" office:value-type="float" office:value="0.0353553390593274" calcext:value-type="float">
            <text:p>0,035355339059327</text:p>
          </table:table-cell>
          <table:table-cell/>
          <table:table-cell table:style-name="ce13" table:formula="of:=[.A4]/[.AA30]" office:value-type="float" office:value="0.0353553390593274" calcext:value-type="float">
            <text:p>0,035355339059327</text:p>
          </table:table-cell>
          <table:table-cell table:style-name="ce13" table:formula="of:=[.B4]/[.AB30]" office:value-type="float" office:value="0.05" calcext:value-type="float">
            <text:p>0,05</text:p>
          </table:table-cell>
          <table:table-cell table:style-name="ce13" table:formula="of:=[.C4]/[.AC30]" office:value-type="float" office:value="0.0402089939903744" calcext:value-type="float">
            <text:p>0,040208993990374</text:p>
          </table:table-cell>
          <table:table-cell table:style-name="ce62"/>
          <table:table-cell/>
          <table:table-cell table:style-name="ce13" table:formula="of:=[.A4]/[.AB30]" office:value-type="float" office:value="0.0353553390593274" calcext:value-type="float">
            <text:p>0,035355339059327</text:p>
          </table:table-cell>
          <table:table-cell table:style-name="ce13" table:formula="of:=[.B4]/[.AC30]" office:value-type="float" office:value="0.0568641046305657" calcext:value-type="float">
            <text:p>0,056864104630566</text:p>
          </table:table-cell>
          <table:table-cell table:style-name="ce62"/>
          <table:table-cell table:number-columns-repeated="1003"/>
        </table:table-row>
        <table:table-row table:style-name="ro3">
          <table:table-cell table:style-name="ce61" office:value-type="string" calcext:value-type="string">
            <text:p>Kante</text:p>
          </table:table-cell>
          <table:table-cell table:style-name="ce10" table:formula="of:=[.B5]/[.Y31]" office:value-type="float" office:value="0.829513105638569" calcext:value-type="float">
            <text:p>0,829513105638569</text:p>
          </table:table-cell>
          <table:table-cell table:style-name="ce11" table:formula="of:=[.C5]/[.Z31]" office:value-type="float" office:value="0.0568641046305657" calcext:value-type="float">
            <text:p>0,056864104630566</text:p>
          </table:table-cell>
          <table:table-cell/>
          <table:table-cell table:style-name="ce61" office:value-type="string" calcext:value-type="string">
            <text:p>Kante</text:p>
          </table:table-cell>
          <table:table-cell table:style-name="ce13" table:formula="of:=[.A5]/[.Y31]" office:value-type="float" office:value="0.0629775284618455" calcext:value-type="float">
            <text:p>0,062977528461846</text:p>
          </table:table-cell>
          <table:table-cell table:style-name="ce12" table:formula="of:=[.B5]/[.Z31]" office:value-type="float" office:value="0.748989698127554" calcext:value-type="float">
            <text:p>0,748989698127554</text:p>
          </table:table-cell>
          <table:table-cell table:style-name="ce13" table:formula="of:=[.C5]/[.AA31]" office:value-type="float" office:value="0.0568641046305657" calcext:value-type="float">
            <text:p>0,056864104630566</text:p>
          </table:table-cell>
          <table:table-cell/>
          <table:table-cell table:style-name="ce13" table:formula="of:=[.A5]/[.Z31]" office:value-type="float" office:value="0.0568641046305657" calcext:value-type="float">
            <text:p>0,056864104630566</text:p>
          </table:table-cell>
          <table:table-cell table:style-name="ce12" table:formula="of:=[.B5]/[.AA31]" office:value-type="float" office:value="0.748989698127554" calcext:value-type="float">
            <text:p>0,748989698127554</text:p>
          </table:table-cell>
          <table:table-cell table:style-name="ce13" table:formula="of:=[.C5]/[.AB31]" office:value-type="float" office:value="0.0568641046305657" calcext:value-type="float">
            <text:p>0,056864104630566</text:p>
          </table:table-cell>
          <table:table-cell/>
          <table:table-cell table:style-name="ce13" table:formula="of:=[.A5]/[.AA31]" office:value-type="float" office:value="0.0568641046305657" calcext:value-type="float">
            <text:p>0,056864104630566</text:p>
          </table:table-cell>
          <table:table-cell table:style-name="ce12" table:formula="of:=[.B5]/[.AB31]" office:value-type="float" office:value="0.748989698127554" calcext:value-type="float">
            <text:p>0,748989698127554</text:p>
          </table:table-cell>
          <table:table-cell table:style-name="ce13" table:formula="of:=[.C5]/[.AC31]" office:value-type="float" office:value="0.0629775284618455" calcext:value-type="float">
            <text:p>0,062977528461846</text:p>
          </table:table-cell>
          <table:table-cell table:style-name="ce61" office:value-type="string" calcext:value-type="string">
            <text:p>Kante</text:p>
          </table:table-cell>
          <table:table-cell/>
          <table:table-cell table:style-name="ce13" table:formula="of:=[.A5]/[.AB31]" office:value-type="float" office:value="0.0568641046305657" calcext:value-type="float">
            <text:p>0,056864104630566</text:p>
          </table:table-cell>
          <table:table-cell table:style-name="ce12" table:formula="of:=[.B5]/[.AC31]" office:value-type="float" office:value="0.829513105638569" calcext:value-type="float">
            <text:p>0,829513105638569</text:p>
          </table:table-cell>
          <table:table-cell table:style-name="ce61" office:value-type="string" calcext:value-type="string">
            <text:p>Kante</text:p>
          </table:table-cell>
          <table:table-cell table:number-columns-repeated="1003"/>
        </table:table-row>
        <table:table-row table:style-name="ro3">
          <table:table-cell table:style-name="ce26" office:value-type="string" calcext:value-type="string">
            <text:p>Ecke</text:p>
          </table:table-cell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26" office:value-type="string" calcext:value-type="string">
            <text:p>Ecke</text:p>
          </table:table-cell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62"/>
          <table:table-cell table:style-name="ce26" office:value-type="string" calcext:value-type="string">
            <text:p>Ecke</text:p>
          </table:table-cell>
          <table:table-cell/>
          <table:table-cell table:style-name="ce62"/>
          <table:table-cell table:style-name="ce61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Verteilung.X18:Verteilung.AD24">
            <calcext:condition calcext:apply-style-name="blue_dark_background" calcext:value="&lt;0.5" calcext:base-cell-address="Verteilung.X18"/>
            <calcext:condition calcext:apply-style-name="grey_background" calcext:value="&gt;=0.5" calcext:base-cell-address="Verteilung.X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  <style:style style:name="grey_5f_background" style:display-name="grey_background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6:53:37.097228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9T06:01:19.567050000</dc:date>
    <dc:creator>Engelbert Niehaus</dc:creator>
    <meta:editing-duration>PT20H15M4S</meta:editing-duration>
    <meta:editing-cycles>18</meta:editing-cycles>
    <meta:generator>LibreOffice/6.0.6.2$MacOSX_X86_64 LibreOffice_project/0c292870b25a325b5ed35f6b45599d2ea4458e77</meta:generator>
    <meta:document-statistic meta:table-count="12" meta:cell-count="792" meta:object-count="0"/>
  </office:meta>
</office:document-meta>
</file>